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2.614cm" fo:margin-left="2.004cm" fo:margin-top="0cm" fo:margin-bottom="0cm" table:align="left" style:writing-mode="lr-tb"/>
    </style:style>
    <style:style style:name="Table1.A" style:family="table-column">
      <style:table-column-properties style:column-width="4.373cm"/>
    </style:style>
    <style:style style:name="Table1.B" style:family="table-column">
      <style:table-column-properties style:column-width="8.239cm"/>
    </style:style>
    <style:style style:name="Table1.1" style:family="table-row">
      <style:table-row-properties style:min-row-height="0.676cm" fo:keep-together="auto"/>
    </style:style>
    <style:style style:name="Table1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2.25pt solid #000000"/>
    </style:style>
    <style:style style:name="Table1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2.25pt solid #000000"/>
    </style:style>
    <style:style style:name="Table1.2" style:family="table-row">
      <style:table-row-properties style:min-row-height="0.577cm" fo:keep-together="auto"/>
    </style:style>
    <style:style style:name="Table1.A2" style:family="table-cell">
      <style:table-cell-properties fo:padding-left="0.009cm" fo:padding-right="0.039cm" fo:padding-top="0cm" fo:padding-bottom="0cm" fo:border-left="0.5pt solid #000000" fo:border-right="2.25pt solid #000000" fo:border-top="2.25pt solid #000000" fo:border-bottom="0.5pt solid #000000"/>
    </style:style>
    <style:style style:name="Table1.B2" style:family="table-cell">
      <style:table-cell-properties fo:padding-left="0.009cm" fo:padding-right="0.039cm" fo:padding-top="0cm" fo:padding-bottom="0cm" fo:border-left="2.25pt solid #000000" fo:border-right="0.5pt solid #000000" fo:border-top="2.25pt solid #000000" fo:border-bottom="0.5pt solid #000000"/>
    </style:style>
    <style:style style:name="Table1.3" style:family="table-row">
      <style:table-row-properties style:min-row-height="0.575cm" fo:keep-together="auto"/>
    </style:style>
    <style:style style:name="Table1.A3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/>
    </style:style>
    <style:style style:name="Table1.B3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/>
    </style:style>
    <style:style style:name="Table1.4" style:family="table-row">
      <style:table-row-properties style:min-row-height="0.573cm" fo:keep-together="auto"/>
    </style:style>
    <style:style style:name="Table2" style:family="table">
      <style:table-properties style:width="12.485cm" fo:margin-left="2.067cm" fo:margin-top="0cm" fo:margin-bottom="0cm" table:align="left" style:writing-mode="lr-tb"/>
    </style:style>
    <style:style style:name="Table2.A" style:family="table-column">
      <style:table-column-properties style:column-width="4.374cm"/>
    </style:style>
    <style:style style:name="Table2.B" style:family="table-column">
      <style:table-column-properties style:column-width="8.109cm"/>
    </style:style>
    <style:style style:name="Table2.1" style:family="table-row">
      <style:table-row-properties style:min-row-height="0.676cm" fo:keep-together="auto"/>
    </style:style>
    <style:style style:name="Table2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2.25pt solid #000000"/>
    </style:style>
    <style:style style:name="Table2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2.25pt solid #000000"/>
    </style:style>
    <style:style style:name="Table2.2" style:family="table-row">
      <style:table-row-properties style:min-row-height="0.473cm" fo:keep-together="auto"/>
    </style:style>
    <style:style style:name="Table2.A2" style:family="table-cell">
      <style:table-cell-properties fo:padding-left="0.009cm" fo:padding-right="0.039cm" fo:padding-top="0cm" fo:padding-bottom="0cm" fo:border-left="0.5pt solid #000000" fo:border-right="2.25pt solid #000000" fo:border-top="2.25pt solid #000000" fo:border-bottom="0.5pt solid #000000"/>
    </style:style>
    <style:style style:name="Table2.B2" style:family="table-cell">
      <style:table-cell-properties fo:padding-left="0.009cm" fo:padding-right="0.039cm" fo:padding-top="0cm" fo:padding-bottom="0cm" fo:border-left="2.25pt solid #000000" fo:border-right="0.5pt solid #000000" fo:border-top="2.25pt solid #000000" fo:border-bottom="0.5pt solid #000000"/>
    </style:style>
    <style:style style:name="Table2.3" style:family="table-row">
      <style:table-row-properties style:min-row-height="0.471cm" fo:keep-together="auto"/>
    </style:style>
    <style:style style:name="Table2.A3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/>
    </style:style>
    <style:style style:name="Table2.B3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/>
    </style:style>
    <style:style style:name="Table2.8" style:family="table-row">
      <style:table-row-properties style:min-row-height="0.474cm" fo:keep-together="auto"/>
    </style:style>
    <style:style style:name="P1" style:family="paragraph" style:parent-style-name="Table_20_Paragraph">
      <style:paragraph-properties fo:line-height="0.436cm"/>
    </style:style>
    <style:style style:name="P2" style:family="paragraph" style:parent-style-name="Table_20_Paragraph">
      <style:paragraph-properties fo:line-height="0.437cm"/>
    </style:style>
    <style:style style:name="P3" style:family="paragraph" style:parent-style-name="Table_20_Paragraph">
      <style:paragraph-properties fo:margin-left="0.302cm" fo:margin-right="0.249cm" fo:margin-top="0.106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Table_20_Paragraph">
      <style:paragraph-properties fo:margin-left="1.05cm" fo:margin-right="0cm" fo:margin-top="0.106cm" fo:margin-bottom="0cm" loext:contextual-spacing="false" fo:line-height="100%" fo:text-indent="0cm" style:auto-text-indent="false"/>
    </style:style>
    <style:style style:name="P5" style:family="paragraph" style:parent-style-name="Table_20_Paragraph">
      <style:paragraph-properties fo:margin-left="0.295cm" fo:margin-right="0.249cm" fo:margin-top="0.104cm" fo:margin-bottom="0cm" loext:contextual-spacing="false" fo:line-height="0.437cm" fo:text-align="center" style:justify-single-word="false" fo:text-indent="0cm" style:auto-text-indent="false"/>
    </style:style>
    <style:style style:name="P6" style:family="paragraph" style:parent-style-name="Table_20_Paragraph">
      <style:paragraph-properties fo:margin-left="0.295cm" fo:margin-right="0.249cm" fo:margin-top="0.101cm" fo:margin-bottom="0cm" loext:contextual-spacing="false" fo:text-align="center" style:justify-single-word="false" fo:text-indent="0cm" style:auto-text-indent="false"/>
    </style:style>
    <style:style style:name="P7" style:family="paragraph" style:parent-style-name="Table_20_Paragraph">
      <style:paragraph-properties fo:margin-left="0.295cm" fo:margin-right="0.249cm" fo:margin-top="0.102cm" fo:margin-bottom="0cm" loext:contextual-spacing="false" fo:line-height="0.436cm" fo:text-align="center" style:justify-single-word="false" fo:text-indent="0cm" style:auto-text-indent="false"/>
    </style:style>
    <style:style style:name="P8" style:family="paragraph" style:parent-style-name="Table_20_Paragraph">
      <style:paragraph-properties fo:margin-top="0.104cm" fo:margin-bottom="0cm" loext:contextual-spacing="false" fo:line-height="0.437cm"/>
    </style:style>
    <style:style style:name="P9" style:family="paragraph" style:parent-style-name="Table_20_Paragraph">
      <style:paragraph-properties fo:margin-left="0.298cm" fo:margin-right="0.249cm" fo:margin-top="0.102cm" fo:margin-bottom="0cm" loext:contextual-spacing="false" fo:text-align="center" style:justify-single-word="false" fo:text-indent="0cm" style:auto-text-indent="false"/>
    </style:style>
    <style:style style:name="P10" style:family="paragraph" style:parent-style-name="Table_20_Paragraph">
      <style:paragraph-properties fo:margin-left="0.298cm" fo:margin-right="0.249cm" fo:margin-top="0.106cm" fo:margin-bottom="0cm" loext:contextual-spacing="false" fo:line-height="100%" fo:text-align="center" style:justify-single-word="false" fo:text-indent="0cm" style:auto-text-indent="false"/>
    </style:style>
    <style:style style:name="P11" style:family="paragraph" style:parent-style-name="Table_20_Paragraph">
      <style:paragraph-properties fo:margin-left="1.065cm" fo:margin-right="0cm" fo:margin-top="0.102cm" fo:margin-bottom="0cm" loext:contextual-spacing="false" fo:text-indent="0cm" style:auto-text-indent="false"/>
    </style:style>
    <style:style style:name="P12" style:family="paragraph" style:parent-style-name="Table_20_Paragraph">
      <style:paragraph-properties fo:margin-left="1.065cm" fo:margin-right="0cm" fo:margin-top="0.101cm" fo:margin-bottom="0cm" loext:contextual-spacing="false" fo:text-indent="0cm" style:auto-text-indent="false"/>
    </style:style>
    <style:style style:name="P13" style:family="paragraph" style:parent-style-name="Table_20_Paragraph">
      <style:paragraph-properties fo:margin-left="1.065cm" fo:margin-right="0cm" fo:margin-top="0.106cm" fo:margin-bottom="0cm" loext:contextual-spacing="false" fo:line-height="0.436cm" fo:text-indent="0cm" style:auto-text-indent="false"/>
    </style:style>
    <style:style style:name="P14" style:family="paragraph" style:parent-style-name="Table_20_Paragraph">
      <style:paragraph-properties fo:margin-left="0.296cm" fo:margin-right="0.249cm" fo:margin-top="0.101cm" fo:margin-bottom="0cm" loext:contextual-spacing="false" fo:text-align="center" style:justify-single-word="false" fo:text-indent="0cm" style:auto-text-indent="false"/>
    </style:style>
    <style:style style:name="P15" style:family="paragraph" style:parent-style-name="Table_20_Paragraph">
      <style:paragraph-properties fo:margin-left="0.296cm" fo:margin-right="0.249cm" fo:margin-top="0.102cm" fo:margin-bottom="0cm" loext:contextual-spacing="false" fo:text-align="center" style:justify-single-word="false" fo:text-indent="0cm" style:auto-text-indent="false"/>
    </style:style>
    <style:style style:name="P16" style:family="paragraph" style:parent-style-name="Table_20_Paragraph">
      <style:paragraph-properties fo:margin-top="0.102cm" fo:margin-bottom="0cm" loext:contextual-spacing="false"/>
    </style:style>
    <style:style style:name="P17" style:family="paragraph" style:parent-style-name="Table_20_Paragraph">
      <style:paragraph-properties fo:margin-top="0.101cm" fo:margin-bottom="0cm" loext:contextual-spacing="false"/>
    </style:style>
    <style:style style:name="P18" style:family="paragraph" style:parent-style-name="Table_20_Paragraph">
      <style:paragraph-properties fo:margin-left="1.067cm" fo:margin-right="0cm" fo:margin-top="0.102cm" fo:margin-bottom="0cm" loext:contextual-spacing="false" fo:line-height="0.436cm" fo:text-indent="0cm" style:auto-text-indent="false"/>
    </style:style>
    <style:style style:name="P19" style:family="paragraph" style:parent-style-name="Table_20_Paragraph">
      <style:paragraph-properties fo:margin-left="0.293cm" fo:margin-right="0.249cm" fo:margin-top="0.106cm" fo:margin-bottom="0cm" loext:contextual-spacing="false" fo:line-height="0.436cm" fo:text-align="center" style:justify-single-word="false" fo:text-indent="0cm" style:auto-text-indent="false"/>
    </style:style>
    <style:style style:name="P20" style:family="paragraph" style:parent-style-name="Table_20_Paragraph">
      <style:paragraph-properties fo:margin-left="0.982cm" fo:margin-right="0cm" fo:margin-top="0.106cm" fo:margin-bottom="0cm" loext:contextual-spacing="false" fo:line-height="100%" fo:text-indent="0cm" style:auto-text-indent="false"/>
    </style:style>
    <style:style style:name="P21" style:family="paragraph" style:parent-style-name="Table_20_Paragraph">
      <style:paragraph-properties fo:margin-left="0.183cm" fo:margin-right="0.249cm" fo:text-align="center" style:justify-single-word="false" fo:text-indent="0cm" style:auto-text-indent="false"/>
    </style:style>
    <style:style style:name="P22" style:family="paragraph" style:parent-style-name="Table_20_Paragraph">
      <style:paragraph-properties fo:margin-left="0.183cm" fo:margin-right="0.249cm" fo:line-height="0.437cm" fo:text-align="center" style:justify-single-word="false" fo:text-indent="0cm" style:auto-text-indent="false"/>
    </style:style>
    <style:style style:name="P23" style:family="paragraph" style:parent-style-name="Table_20_Paragraph">
      <style:paragraph-properties fo:margin-left="0.208cm" fo:margin-right="0.249cm" fo:line-height="0.436cm" fo:text-align="center" style:justify-single-word="false" fo:text-indent="0cm" style:auto-text-indent="false"/>
    </style:style>
    <style:style style:name="P24" style:family="paragraph" style:parent-style-name="Table_20_Paragraph">
      <style:paragraph-properties fo:margin-left="0.206cm" fo:margin-right="0.249cm" fo:line-height="0.437cm" fo:text-align="center" style:justify-single-word="false" fo:text-indent="0cm" style:auto-text-indent="false"/>
    </style:style>
    <style:style style:name="P25" style:family="paragraph" style:parent-style-name="Table_20_Paragraph">
      <style:paragraph-properties fo:margin-left="0.206cm" fo:margin-right="0.249cm" fo:margin-top="0.002cm" fo:margin-bottom="0cm" loext:contextual-spacing="false" fo:line-height="0.437cm" fo:text-align="center" style:justify-single-word="false" fo:text-indent="0cm" style:auto-text-indent="false"/>
    </style:style>
    <style:style style:name="P26" style:family="paragraph" style:parent-style-name="Table_20_Paragraph">
      <style:paragraph-properties fo:margin-left="1.062cm" fo:margin-right="0cm" fo:line-height="0.437cm" fo:text-indent="0cm" style:auto-text-indent="false"/>
    </style:style>
    <style:style style:name="P27" style:family="paragraph" style:parent-style-name="Table_20_Paragraph">
      <style:paragraph-properties fo:margin-left="1.062cm" fo:margin-right="0cm" fo:line-height="0.436cm" fo:text-indent="0cm" style:auto-text-indent="false"/>
    </style:style>
    <style:style style:name="P28" style:family="paragraph" style:parent-style-name="Table_20_Paragraph">
      <style:paragraph-properties fo:margin-left="1.062cm" fo:margin-right="0cm" fo:line-height="0.441cm" fo:text-indent="0cm" style:auto-text-indent="false"/>
    </style:style>
    <style:style style:name="P29" style:family="paragraph" style:parent-style-name="Table_20_Paragraph">
      <style:paragraph-properties fo:margin-left="1.062cm" fo:margin-right="0cm" fo:margin-top="0.002cm" fo:margin-bottom="0cm" loext:contextual-spacing="false" fo:line-height="0.437cm" fo:text-indent="0cm" style:auto-text-indent="false"/>
    </style:style>
    <style:style style:name="P30" style:family="paragraph" style:parent-style-name="Table_20_Paragraph">
      <style:paragraph-properties fo:margin-left="0.138cm" fo:margin-right="0.249cm" fo:line-height="0.437cm" fo:text-align="center" style:justify-single-word="false" fo:text-indent="0cm" style:auto-text-indent="false"/>
    </style:style>
    <style:style style:name="P31" style:family="paragraph" style:parent-style-name="Table_20_Paragraph">
      <style:paragraph-properties fo:margin-left="0.115cm" fo:margin-right="0.249cm" fo:line-height="0.436cm" fo:text-align="center" style:justify-single-word="false" fo:text-indent="0cm" style:auto-text-indent="false"/>
    </style:style>
    <style:style style:name="P32" style:family="paragraph" style:parent-style-name="Table_20_Paragraph">
      <style:paragraph-properties fo:margin-left="0.115cm" fo:margin-right="0.249cm" fo:line-height="0.441cm" fo:text-align="center" style:justify-single-word="false" fo:text-indent="0cm" style:auto-text-indent="false"/>
    </style:style>
    <style:style style:name="P33" style:family="paragraph" style:parent-style-name="List_20_Paragraph" style:list-style-name="WWNum1" style:master-page-name="Standard">
      <style:paragraph-properties fo:margin-left="0.863cm" fo:margin-right="0cm" fo:margin-top="0.166cm" fo:margin-bottom="0cm" loext:contextual-spacing="false" fo:line-height="100%" fo:text-align="start" style:justify-single-word="false" fo:text-indent="-0.617cm" style:auto-text-indent="false" style:page-number="auto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34" style:family="paragraph" style:parent-style-name="List_20_Paragraph" style:list-style-name="WWNum1">
      <style:paragraph-properties fo:margin-left="0.863cm" fo:margin-right="0cm" fo:margin-top="0cm" fo:margin-bottom="0cm" loext:contextual-spacing="false" fo:line-height="100%" fo:text-align="start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35" style:family="paragraph" style:parent-style-name="List_20_Paragraph" style:list-style-name="WWNum1">
      <style:paragraph-properties fo:margin-left="0.863cm" fo:margin-right="0cm" fo:margin-top="0.002cm" fo:margin-bottom="0cm" loext:contextual-spacing="false" fo:line-height="100%" fo:text-align="start" style:justify-single-word="false" fo:text-indent="-0.617cm" style:auto-text-indent="false">
        <style:tab-stops>
          <style:tab-stop style:position="0.864cm"/>
        </style:tab-stops>
      </style:paragraph-properties>
    </style:style>
    <style:style style:name="P36" style:family="paragraph" style:parent-style-name="List_20_Paragraph" style:list-style-name="WWNum1">
      <style:paragraph-properties fo:margin-left="0.863cm" fo:margin-right="0cm" fo:margin-top="0.166cm" fo:margin-bottom="0cm" loext:contextual-spacing="false" fo:line-height="100%" fo:text-align="start" style:justify-single-word="false" fo:text-indent="-0.619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37" style:family="paragraph" style:parent-style-name="List_20_Paragraph" style:list-style-name="WWNum1">
      <style:paragraph-properties fo:margin-left="0.863cm" fo:margin-right="0cm" fo:margin-top="0cm" fo:margin-bottom="0cm" loext:contextual-spacing="false" fo:line-height="100%" fo:text-align="start" style:justify-single-word="false" fo:text-indent="-0.619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38" style:family="paragraph" style:parent-style-name="List_20_Paragraph" style:list-style-name="WWNum1">
      <style:paragraph-properties fo:margin-left="0.863cm" fo:margin-right="0cm" fo:margin-top="0.002cm" fo:margin-bottom="0cm" loext:contextual-spacing="false" fo:line-height="100%" fo:text-align="start" style:justify-single-word="false" fo:text-indent="-0.619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39" style:family="paragraph" style:parent-style-name="List_20_Paragraph" style:list-style-name="WWNum1">
      <style:paragraph-properties fo:margin-left="1.48cm" fo:margin-right="0cm" fo:margin-top="0.007cm" fo:margin-bottom="0cm" loext:contextual-spacing="false" fo:line-height="100%" fo:text-align="start" style:justify-single-word="false" fo:text-indent="-0.619cm" style:auto-text-indent="false">
        <style:tab-stops>
          <style:tab-stop style:position="1.482cm"/>
        </style:tab-stops>
      </style:paragraph-properties>
    </style:style>
    <style:style style:name="P40" style:family="paragraph" style:parent-style-name="List_20_Paragraph" style:list-style-name="WWNum1">
      <style:paragraph-properties fo:margin-left="1.48cm" fo:margin-right="0cm" fo:margin-top="0.005cm" fo:margin-bottom="0cm" loext:contextual-spacing="false" fo:line-height="100%" fo:text-align="start" style:justify-single-word="false" fo:text-indent="-0.619cm" style:auto-text-indent="false">
        <style:tab-stops>
          <style:tab-stop style:position="1.482cm"/>
        </style:tab-stops>
      </style:paragraph-properties>
    </style:style>
    <style:style style:name="P41" style:family="paragraph" style:parent-style-name="List_20_Paragraph" style:list-style-name="WWNum1">
      <style:paragraph-properties fo:margin-left="1.48cm" fo:margin-right="0cm" fo:margin-top="0.009cm" fo:margin-bottom="0cm" loext:contextual-spacing="false" fo:line-height="100%" fo:text-align="start" style:justify-single-word="false" fo:text-indent="-0.619cm" style:auto-text-indent="false">
        <style:tab-stops>
          <style:tab-stop style:position="1.482cm"/>
        </style:tab-stops>
      </style:paragraph-properties>
    </style:style>
    <style:style style:name="P42" style:family="paragraph" style:parent-style-name="List_20_Paragraph" style:list-style-name="WWNum1">
      <style:paragraph-properties fo:margin-left="1.48cm" fo:margin-right="0cm" fo:margin-top="0cm" fo:margin-bottom="0cm" loext:contextual-spacing="false" fo:line-height="0.464cm" fo:text-align="start" style:justify-single-word="false" fo:text-indent="-0.619cm" style:auto-text-indent="false">
        <style:tab-stops>
          <style:tab-stop style:position="1.482cm"/>
        </style:tab-stops>
      </style:paragraph-properties>
    </style:style>
    <style:style style:name="P43" style:family="paragraph" style:parent-style-name="List_20_Paragraph" style:list-style-name="WWNum1">
      <style:paragraph-properties fo:margin-left="0.861cm" fo:margin-right="0cm" fo:margin-top="0cm" fo:margin-bottom="0cm" loext:contextual-spacing="false" fo:line-height="100%" fo:text-align="start" style:justify-single-word="false" fo:text-indent="-0.617cm" style:auto-text-indent="false">
        <style:tab-stops>
          <style:tab-stop style:position="0.863cm"/>
        </style:tab-stops>
      </style:paragraph-properties>
      <style:text-properties fo:font-weight="bold" style:font-weight-asian="bold" style:font-weight-complex="bold"/>
    </style:style>
    <style:style style:name="P44" style:family="paragraph" style:parent-style-name="List_20_Paragraph" style:list-style-name="WWNum1">
      <style:paragraph-properties fo:margin-left="0.863cm" fo:margin-right="0.413cm" fo:margin-top="0cm" fo:margin-bottom="0cm" loext:contextual-spacing="false" fo:line-height="101%" fo:text-align="start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45" style:family="paragraph" style:parent-style-name="List_20_Paragraph" style:list-style-name="WWNum1">
      <style:paragraph-properties fo:margin-left="0.863cm" fo:margin-right="0.413cm" fo:margin-top="0.002cm" fo:margin-bottom="0cm" loext:contextual-spacing="false" fo:line-height="100%" fo:text-align="start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46" style:family="paragraph" style:parent-style-name="List_20_Paragraph" style:list-style-name="WWNum1">
      <style:paragraph-properties fo:margin-left="0.863cm" fo:margin-right="0.418cm" fo:margin-top="0cm" fo:margin-bottom="0cm" loext:contextual-spacing="false" fo:line-height="101%" fo:text-align="start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47" style:family="paragraph" style:parent-style-name="List_20_Paragraph" style:list-style-name="WWNum1">
      <style:paragraph-properties fo:margin-left="0.863cm" fo:margin-right="7.124cm" fo:margin-top="0cm" fo:margin-bottom="0cm" loext:contextual-spacing="false" fo:line-height="101%" fo:text-align="start" style:justify-single-word="false" fo:text-indent="-0.617cm" style:auto-text-indent="false">
        <style:tab-stops>
          <style:tab-stop style:position="0.864cm"/>
        </style:tab-stops>
      </style:paragraph-properties>
    </style:style>
    <style:style style:name="P48" style:family="paragraph" style:parent-style-name="List_20_Paragraph" style:list-style-name="WWNum1">
      <style:paragraph-properties fo:margin-left="0.863cm" fo:margin-right="4.5cm" fo:margin-top="0.002cm" fo:margin-bottom="0cm" loext:contextual-spacing="false" fo:line-height="101%" fo:text-align="start" style:justify-single-word="false" fo:text-indent="-0.617cm" style:auto-text-indent="false">
        <style:tab-stops>
          <style:tab-stop style:position="0.864cm"/>
        </style:tab-stops>
      </style:paragraph-properties>
    </style:style>
    <style:style style:name="P49" style:family="paragraph" style:parent-style-name="List_20_Paragraph" style:list-style-name="WWNum1">
      <style:paragraph-properties fo:margin-left="2.078cm" fo:margin-right="8.444cm" fo:margin-top="0cm" fo:margin-bottom="0cm" loext:contextual-spacing="false" fo:line-height="100%" fo:text-align="start" style:justify-single-word="false" fo:text-indent="-1.833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50" style:family="paragraph" style:parent-style-name="List_20_Paragraph" style:list-style-name="WWNum1">
      <style:paragraph-properties fo:margin-left="1.459cm" fo:margin-right="0cm" fo:margin-top="0.007cm" fo:margin-bottom="0cm" loext:contextual-spacing="false" fo:line-height="100%" fo:text-align="start" style:justify-single-word="false" fo:text-indent="-0.616cm" style:auto-text-indent="false">
        <style:tab-stops>
          <style:tab-stop style:position="1.461cm"/>
        </style:tab-stops>
      </style:paragraph-properties>
    </style:style>
    <style:style style:name="P51" style:family="paragraph" style:parent-style-name="List_20_Paragraph" style:list-style-name="WWNum1">
      <style:paragraph-properties fo:margin-left="1.461cm" fo:margin-right="0.418cm" fo:margin-top="0.009cm" fo:margin-bottom="0cm" loext:contextual-spacing="false" fo:line-height="100%" fo:text-align="start" style:justify-single-word="false" fo:text-indent="-0.617cm" style:auto-text-indent="false">
        <style:tab-stops>
          <style:tab-stop style:position="1.461cm"/>
        </style:tab-stops>
      </style:paragraph-properties>
    </style:style>
    <style:style style:name="P52" style:family="paragraph" style:parent-style-name="List_20_Paragraph" style:list-style-name="WWNum1">
      <style:paragraph-properties fo:margin-left="0.863cm" fo:margin-right="0.416cm" fo:margin-top="0cm" fo:margin-bottom="0cm" loext:contextual-spacing="false" fo:line-height="100%" fo:text-align="justify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53" style:family="paragraph" style:parent-style-name="List_20_Paragraph" style:list-style-name="WWNum1">
      <style:paragraph-properties fo:margin-left="0.863cm" fo:margin-right="0.416cm" fo:margin-top="0.002cm" fo:margin-bottom="0cm" loext:contextual-spacing="false" fo:line-height="101%" fo:text-align="start" style:justify-single-word="false" fo:text-indent="-0.617cm" style:auto-text-indent="false">
        <style:tab-stops>
          <style:tab-stop style:position="0.864cm"/>
        </style:tab-stops>
      </style:paragraph-properties>
    </style:style>
    <style:style style:name="P54" style:family="paragraph" style:parent-style-name="List_20_Paragraph" style:list-style-name="WWNum1">
      <style:paragraph-properties fo:margin-left="1.48cm" fo:margin-right="0.413cm" fo:margin-top="0.009cm" fo:margin-bottom="0cm" loext:contextual-spacing="false" fo:line-height="100%" fo:text-align="start" style:justify-single-word="false" fo:text-indent="-0.619cm" style:auto-text-indent="false">
        <style:tab-stops>
          <style:tab-stop style:position="1.48cm"/>
          <style:tab-stop style:position="1.482cm"/>
        </style:tab-stops>
      </style:paragraph-properties>
    </style:style>
    <style:style style:name="P55" style:family="paragraph" style:parent-style-name="List_20_Paragraph" style:list-style-name="WWNum1">
      <style:paragraph-properties fo:margin-left="0.863cm" fo:margin-right="0.415cm" fo:margin-top="0.002cm" fo:margin-bottom="0cm" loext:contextual-spacing="false" fo:line-height="100%" fo:text-align="justify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56" style:family="paragraph" style:parent-style-name="List_20_Paragraph" style:list-style-name="WWNum1">
      <style:paragraph-properties fo:margin-left="0.863cm" fo:margin-right="0.415cm" fo:margin-top="0.164cm" fo:margin-bottom="0cm" loext:contextual-spacing="false" fo:line-height="100%" fo:text-align="justify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57" style:family="paragraph" style:parent-style-name="List_20_Paragraph" style:list-style-name="WWNum1">
      <style:paragraph-properties fo:margin-left="0.863cm" fo:margin-right="0.415cm" fo:margin-top="0cm" fo:margin-bottom="0cm" loext:contextual-spacing="false" fo:line-height="100%" fo:text-align="justify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58" style:family="paragraph" style:parent-style-name="List_20_Paragraph" style:list-style-name="WWNum1">
      <style:paragraph-properties fo:margin-left="1.459cm" fo:margin-right="4.461cm" fo:margin-top="0cm" fo:margin-bottom="0cm" loext:contextual-spacing="false" fo:line-height="101%" fo:text-align="start" style:justify-single-word="false" fo:text-indent="-1.214cm" style:auto-text-indent="false">
        <style:tab-stops>
          <style:tab-stop style:position="0.864cm"/>
        </style:tab-stops>
      </style:paragraph-properties>
    </style:style>
    <style:style style:name="P59" style:family="paragraph" style:parent-style-name="List_20_Paragraph" style:list-style-name="WWNum1">
      <style:paragraph-properties fo:margin-left="1.48cm" fo:margin-right="0.415cm" fo:margin-top="0.007cm" fo:margin-bottom="0cm" loext:contextual-spacing="false" fo:line-height="100%" fo:text-align="start" style:justify-single-word="false" fo:text-indent="-0.619cm" style:auto-text-indent="false">
        <style:tab-stops>
          <style:tab-stop style:position="1.482cm"/>
        </style:tab-stops>
      </style:paragraph-properties>
    </style:style>
    <style:style style:name="P60" style:family="paragraph" style:parent-style-name="List_20_Paragraph" style:list-style-name="WWNum1">
      <style:paragraph-properties fo:margin-left="1.48cm" fo:margin-right="0.415cm" fo:margin-top="0.004cm" fo:margin-bottom="0cm" loext:contextual-spacing="false" fo:line-height="101%" fo:text-align="start" style:justify-single-word="false" fo:text-indent="-0.619cm" style:auto-text-indent="false">
        <style:tab-stops>
          <style:tab-stop style:position="1.482cm"/>
        </style:tab-stops>
      </style:paragraph-properties>
    </style:style>
    <style:style style:name="P61" style:family="paragraph" style:parent-style-name="List_20_Paragraph" style:list-style-name="WWNum1">
      <style:paragraph-properties fo:margin-left="1.48cm" fo:margin-right="0.415cm" fo:margin-top="0cm" fo:margin-bottom="0cm" loext:contextual-spacing="false" fo:line-height="101%" fo:text-align="start" style:justify-single-word="false" fo:text-indent="-0.619cm" style:auto-text-indent="false">
        <style:tab-stops>
          <style:tab-stop style:position="1.482cm"/>
        </style:tab-stops>
      </style:paragraph-properties>
    </style:style>
    <style:style style:name="P62" style:family="paragraph" style:parent-style-name="List_20_Paragraph" style:list-style-name="WWNum1">
      <style:paragraph-properties fo:margin-left="1.48cm" fo:margin-right="0.42cm" fo:margin-top="0cm" fo:margin-bottom="0cm" loext:contextual-spacing="false" fo:line-height="100%" fo:text-align="start" style:justify-single-word="false" fo:text-indent="-0.619cm" style:auto-text-indent="false">
        <style:tab-stops>
          <style:tab-stop style:position="1.482cm"/>
        </style:tab-stops>
      </style:paragraph-properties>
    </style:style>
    <style:style style:name="P63" style:family="paragraph" style:parent-style-name="List_20_Paragraph" style:list-style-name="WWNum1">
      <style:paragraph-properties fo:margin-left="0.863cm" fo:margin-right="0.42cm" fo:margin-top="0cm" fo:margin-bottom="0cm" loext:contextual-spacing="false" fo:line-height="100%" fo:text-align="justify" style:justify-single-word="false" fo:text-indent="-0.617cm" style:auto-text-indent="false">
        <style:tab-stops>
          <style:tab-stop style:position="0.864cm"/>
        </style:tab-stops>
      </style:paragraph-properties>
      <style:text-properties fo:font-weight="bold" style:font-weight-asian="bold" style:font-weight-complex="bold"/>
    </style:style>
    <style:style style:name="P64" style:family="paragraph" style:parent-style-name="List_20_Paragraph">
      <style:paragraph-properties fo:margin-left="0cm" fo:margin-right="0.415cm" fo:margin-top="0.002cm" fo:margin-bottom="0cm" loext:contextual-spacing="false" fo:line-height="100%" fo:text-align="justify" style:justify-single-word="false" fo:text-indent="0cm" style:auto-text-indent="false">
        <style:tab-stops>
          <style:tab-stop style:position="0.864cm"/>
        </style:tab-stops>
      </style:paragraph-properties>
      <style:text-properties fo:font-size="10pt" style:font-size-asian="10pt"/>
    </style:style>
    <style:style style:name="P65" style:family="paragraph" style:parent-style-name="Standard">
      <style:paragraph-properties fo:margin-left="1.545cm" fo:margin-right="0cm" fo:margin-top="0.169cm" fo:margin-bottom="0cm" loext:contextual-spacing="false" fo:text-align="start" style:justify-single-word="false" fo:text-indent="0cm" style:auto-text-indent="false"/>
    </style:style>
    <style:style style:name="P66" style:family="paragraph" style:parent-style-name="Standard">
      <style:paragraph-properties fo:margin-left="1.545cm" fo:margin-right="0cm" fo:margin-top="0.019cm" fo:margin-bottom="0cm" loext:contextual-spacing="false" fo:text-align="start" style:justify-single-word="false" fo:text-indent="0cm" style:auto-text-indent="false">
        <style:tab-stops>
          <style:tab-stop style:position="12.333cm"/>
        </style:tab-stops>
      </style:paragraph-properties>
    </style:style>
    <style:style style:name="P67" style:family="paragraph" style:parent-style-name="Text_20_body">
      <style:paragraph-properties fo:line-height="0.46cm"/>
    </style:style>
    <style:style style:name="P68" style:family="paragraph" style:parent-style-name="Text_20_body">
      <style:paragraph-properties fo:line-height="0.464cm"/>
    </style:style>
    <style:style style:name="P69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</style:style>
    <style:style style:name="P70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style:font-size-asian="11pt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73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74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</style:style>
    <style:style style:name="P75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9.5pt" fo:font-weight="bold" style:font-size-asian="9.5pt" style:font-weight-asian="bold"/>
    </style:style>
    <style:style style:name="P76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6.5pt" style:font-size-asian="6.5pt"/>
    </style:style>
    <style:style style:name="P77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5pt" style:font-size-asian="5pt"/>
    </style:style>
    <style:style style:name="P78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</style:style>
    <style:style style:name="P79" style:family="paragraph" style:parent-style-name="Text_20_body">
      <style:paragraph-properties fo:margin-left="0cm" fo:margin-right="0cm" fo:margin-top="0.011cm" fo:margin-bottom="0cm" loext:contextual-spacing="false" fo:text-indent="0cm" style:auto-text-indent="false"/>
    </style:style>
    <style:style style:name="P80" style:family="paragraph" style:parent-style-name="Text_20_body">
      <style:paragraph-properties fo:margin-left="0cm" fo:margin-right="0cm" fo:margin-top="0.011cm" fo:margin-bottom="0cm" loext:contextual-spacing="false" fo:text-indent="0cm" style:auto-text-indent="false"/>
      <style:text-properties fo:font-size="7.5pt" style:font-size-asian="7.5pt"/>
    </style:style>
    <style:style style:name="P81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</style:style>
    <style:style style:name="P82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7.5pt" style:font-size-asian="7.5pt"/>
    </style:style>
    <style:style style:name="P83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</style:style>
    <style:style style:name="P84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style:font-size-asian="11pt"/>
    </style:style>
    <style:style style:name="P85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3pt" style:font-size-asian="13pt"/>
    </style:style>
    <style:style style:name="P86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7pt" style:font-size-asian="17pt"/>
    </style:style>
    <style:style style:name="P87" style:family="paragraph" style:parent-style-name="Text_20_body">
      <style:paragraph-properties fo:margin-left="0.106cm" fo:margin-right="0cm" fo:margin-top="0.023cm" fo:margin-bottom="0cm" loext:contextual-spacing="false" fo:text-indent="0cm" style:auto-text-indent="false"/>
    </style:style>
    <style:style style:name="P88" style:family="paragraph" style:parent-style-name="Text_20_body">
      <style:paragraph-properties fo:margin-top="0.007cm" fo:margin-bottom="0cm" loext:contextual-spacing="false"/>
    </style:style>
    <style:style style:name="P89" style:family="paragraph" style:parent-style-name="Text_20_body">
      <style:paragraph-properties fo:margin-top="0.007cm" fo:margin-bottom="0cm" loext:contextual-spacing="false">
        <style:tab-stops>
          <style:tab-stop style:position="1.48cm"/>
        </style:tab-stops>
      </style:paragraph-properties>
    </style:style>
    <style:style style:name="P90" style:family="paragraph" style:parent-style-name="Text_20_body">
      <style:paragraph-properties fo:margin-top="0.007cm" fo:margin-bottom="0cm" loext:contextual-spacing="false" fo:break-before="column"/>
    </style:style>
    <style:style style:name="P91" style:family="paragraph" style:parent-style-name="Text_20_body">
      <style:paragraph-properties fo:margin-top="0.007cm" fo:margin-bottom="0cm" loext:contextual-spacing="false" fo:break-before="column">
        <style:tab-stops>
          <style:tab-stop style:position="1.48cm"/>
        </style:tab-stops>
      </style:paragraph-properties>
    </style:style>
    <style:style style:name="P92" style:family="paragraph" style:parent-style-name="Text_20_body">
      <style:paragraph-properties fo:margin-top="0.009cm" fo:margin-bottom="0cm" loext:contextual-spacing="false"/>
    </style:style>
    <style:style style:name="P93" style:family="paragraph" style:parent-style-name="Text_20_body">
      <style:paragraph-properties fo:margin-top="0.009cm" fo:margin-bottom="0cm" loext:contextual-spacing="false">
        <style:tab-stops>
          <style:tab-stop style:position="1.48cm"/>
        </style:tab-stops>
      </style:paragraph-properties>
    </style:style>
    <style:style style:name="P94" style:family="paragraph" style:parent-style-name="Text_20_body">
      <style:paragraph-properties fo:margin-top="0.005cm" fo:margin-bottom="0cm" loext:contextual-spacing="false"/>
    </style:style>
    <style:style style:name="P95" style:family="paragraph" style:parent-style-name="Text_20_body">
      <style:paragraph-properties fo:margin-top="0.005cm" fo:margin-bottom="0cm" loext:contextual-spacing="false">
        <style:tab-stops>
          <style:tab-stop style:position="1.48cm"/>
        </style:tab-stops>
      </style:paragraph-properties>
    </style:style>
    <style:style style:name="P96" style:family="paragraph" style:parent-style-name="Text_20_body">
      <style:paragraph-properties fo:margin-left="0.861cm" fo:margin-right="0cm" fo:margin-top="0.009cm" fo:margin-bottom="0cm" loext:contextual-spacing="false" fo:text-indent="0cm" style:auto-text-indent="false"/>
    </style:style>
    <style:style style:name="P97" style:family="paragraph" style:parent-style-name="Text_20_body">
      <style:paragraph-properties fo:margin-left="2.078cm" fo:margin-right="0cm" fo:margin-top="0.004cm" fo:margin-bottom="0cm" loext:contextual-spacing="false" fo:text-indent="0cm" style:auto-text-indent="false"/>
    </style:style>
    <style:style style:name="P98" style:family="paragraph" style:parent-style-name="Text_20_body">
      <style:paragraph-properties fo:margin-left="2.078cm" fo:margin-right="0cm" fo:margin-top="0.009cm" fo:margin-bottom="0cm" loext:contextual-spacing="false" fo:text-indent="0cm" style:auto-text-indent="false"/>
    </style:style>
    <style:style style:name="P99" style:family="paragraph" style:parent-style-name="Text_20_body">
      <style:paragraph-properties fo:margin-left="2.078cm" fo:margin-right="0cm" fo:margin-top="0.005cm" fo:margin-bottom="0cm" loext:contextual-spacing="false" fo:text-indent="0cm" style:auto-text-indent="false"/>
    </style:style>
    <style:style style:name="P100" style:family="paragraph" style:parent-style-name="Text_20_body">
      <style:paragraph-properties fo:margin-left="1.459cm" fo:margin-right="0cm" fo:line-height="0.46cm" fo:text-indent="0cm" style:auto-text-indent="false"/>
    </style:style>
    <style:style style:name="P101" style:family="paragraph" style:parent-style-name="Text_20_body">
      <style:paragraph-properties fo:margin-left="1.459cm" fo:margin-right="0cm" fo:margin-top="0.009cm" fo:margin-bottom="0cm" loext:contextual-spacing="false" fo:text-indent="0cm" style:auto-text-indent="false"/>
    </style:style>
    <style:style style:name="P102" style:family="paragraph" style:parent-style-name="Text_20_body">
      <style:paragraph-properties fo:margin-left="1.459cm" fo:margin-right="0cm" fo:margin-top="0.007cm" fo:margin-bottom="0cm" loext:contextual-spacing="false" fo:text-indent="0cm" style:auto-text-indent="false"/>
    </style:style>
    <style:style style:name="P103" style:family="paragraph" style:parent-style-name="Text_20_body">
      <style:paragraph-properties fo:margin-left="1.459cm" fo:margin-right="0cm" fo:margin-top="0.005cm" fo:margin-bottom="0cm" loext:contextual-spacing="false" fo:text-indent="0cm" style:auto-text-indent="false"/>
    </style:style>
    <style:style style:name="P104" style:family="paragraph" style:parent-style-name="Text_20_body">
      <style:paragraph-properties fo:margin-top="0.004cm" fo:margin-bottom="0cm" loext:contextual-spacing="false"/>
    </style:style>
    <style:style style:name="P105" style:family="paragraph" style:parent-style-name="Title">
      <style:paragraph-properties fo:margin-top="0.164cm" fo:margin-bottom="0cm" loext:contextual-spacing="false"/>
    </style:style>
    <style:style style:name="P106" style:family="paragraph" style:parent-style-name="Title">
      <style:paragraph-properties fo:margin-left="2.912cm" fo:margin-right="3.082cm" fo:text-indent="0cm" style:auto-text-indent="false"/>
    </style:style>
    <style:style style:name="T1" style:family="text">
      <style:text-properties fo:font-size="9.5pt" fo:font-weight="bold" style:font-size-asian="9.5pt" style:font-weight-asian="bold"/>
    </style:style>
    <style:style style:name="T2" style:family="text">
      <style:text-properties fo:font-size="9.5pt" fo:letter-spacing="0.018cm" fo:font-weight="bold" style:font-size-asian="9.5pt" style:font-weight-asian="bold"/>
    </style:style>
    <style:style style:name="T3" style:family="text">
      <style:text-properties fo:font-size="9.5pt" fo:letter-spacing="0.014cm" fo:font-weight="bold" style:font-size-asian="9.5pt" style:font-weight-asian="bold"/>
    </style:style>
    <style:style style:name="T4" style:family="text">
      <style:text-properties fo:font-size="9.5pt" fo:letter-spacing="-0.002cm" fo:font-weight="bold" style:font-size-asian="9.5pt" style:font-weight-asian="bold" style:text-scale="105%"/>
    </style:style>
    <style:style style:name="T5" style:family="text">
      <style:text-properties fo:font-size="9.5pt" fo:letter-spacing="-0.019cm" fo:font-weight="bold" style:font-size-asian="9.5pt" style:font-weight-asian="bold" style:text-scale="105%"/>
    </style:style>
    <style:style style:name="T6" style:family="text">
      <style:text-properties fo:font-size="9.5pt" fo:letter-spacing="-0.016cm" fo:font-weight="bold" style:font-size-asian="9.5pt" style:font-weight-asian="bold" style:text-scale="105%"/>
    </style:style>
    <style:style style:name="T7" style:family="text">
      <style:text-properties fo:font-size="9.5pt" fo:letter-spacing="0.025cm" fo:font-weight="bold" style:font-size-asian="9.5pt" style:font-weight-asian="bold"/>
    </style:style>
    <style:style style:name="T8" style:family="text">
      <style:text-properties fo:font-size="9.5pt" fo:letter-spacing="0.028cm" fo:font-weight="bold" style:font-size-asian="9.5pt" style:font-weight-asian="bold"/>
    </style:style>
    <style:style style:name="T9" style:family="text">
      <style:text-properties fo:letter-spacing="0.014cm"/>
    </style:style>
    <style:style style:name="T10" style:family="text">
      <style:text-properties fo:letter-spacing="0.016cm"/>
    </style:style>
    <style:style style:name="T11" style:family="text">
      <style:text-properties fo:letter-spacing="0.026cm"/>
    </style:style>
    <style:style style:name="T12" style:family="text">
      <style:text-properties fo:letter-spacing="0.025cm"/>
    </style:style>
    <style:style style:name="T13" style:family="text">
      <style:text-properties fo:font-size="11.5pt" style:font-size-asian="11.5pt"/>
    </style:style>
    <style:style style:name="T14" style:family="text">
      <style:text-properties fo:font-size="11.5pt" style:font-size-asian="11.5pt" style:text-scale="101%"/>
    </style:style>
    <style:style style:name="T15" style:family="text">
      <style:text-properties fo:font-size="11.5pt" fo:letter-spacing="0.012cm" style:font-size-asian="11.5pt"/>
    </style:style>
    <style:style style:name="T16" style:family="text">
      <style:text-properties fo:font-size="11.5pt" fo:letter-spacing="0.012cm" fo:font-weight="bold" style:font-size-asian="11.5pt" style:font-weight-asian="bold"/>
    </style:style>
    <style:style style:name="T17" style:family="text">
      <style:text-properties fo:font-size="11.5pt" fo:letter-spacing="0.012cm" fo:font-weight="bold" style:font-size-asian="11.5pt" style:font-weight-asian="bold" style:font-weight-complex="bold"/>
    </style:style>
    <style:style style:name="T18" style:family="text">
      <style:text-properties fo:font-size="11.5pt" fo:letter-spacing="0.011cm" style:font-size-asian="11.5pt"/>
    </style:style>
    <style:style style:name="T19" style:family="text">
      <style:text-properties fo:font-size="11.5pt" fo:letter-spacing="0.011cm" fo:font-weight="bold" style:font-size-asian="11.5pt" style:font-weight-asian="bold"/>
    </style:style>
    <style:style style:name="T20" style:family="text">
      <style:text-properties fo:font-size="11.5pt" fo:letter-spacing="0.009cm" style:font-size-asian="11.5pt"/>
    </style:style>
    <style:style style:name="T21" style:family="text">
      <style:text-properties fo:font-size="11.5pt" fo:letter-spacing="0.009cm" fo:font-weight="bold" style:font-size-asian="11.5pt" style:font-weight-asian="bold"/>
    </style:style>
    <style:style style:name="T22" style:family="text">
      <style:text-properties fo:font-size="11.5pt" fo:letter-spacing="0.009cm" fo:font-weight="bold" style:font-size-asian="11.5pt" style:font-weight-asian="bold" style:font-weight-complex="bold"/>
    </style:style>
    <style:style style:name="T23" style:family="text">
      <style:text-properties fo:font-size="11.5pt" fo:letter-spacing="0.009cm" fo:font-style="italic" style:font-size-asian="11.5pt" style:font-style-asian="italic"/>
    </style:style>
    <style:style style:name="T24" style:family="text">
      <style:text-properties fo:font-size="11.5pt" fo:letter-spacing="0.014cm" style:font-size-asian="11.5pt"/>
    </style:style>
    <style:style style:name="T25" style:family="text">
      <style:text-properties fo:font-size="11.5pt" fo:letter-spacing="0.014cm" fo:font-weight="bold" style:font-size-asian="11.5pt" style:font-weight-asian="bold"/>
    </style:style>
    <style:style style:name="T26" style:family="text">
      <style:text-properties fo:font-size="11.5pt" fo:letter-spacing="0.014cm" fo:font-weight="bold" style:font-size-asian="11.5pt" style:font-weight-asian="bold" style:font-weight-complex="bold"/>
    </style:style>
    <style:style style:name="T27" style:family="text">
      <style:text-properties fo:font-size="11.5pt" fo:letter-spacing="0.016cm" style:font-size-asian="11.5pt"/>
    </style:style>
    <style:style style:name="T28" style:family="text">
      <style:text-properties fo:font-size="11.5pt" fo:letter-spacing="0.007cm" style:font-size-asian="11.5pt"/>
    </style:style>
    <style:style style:name="T29" style:family="text">
      <style:text-properties fo:font-size="11.5pt" fo:letter-spacing="0.007cm" fo:font-style="italic" style:font-size-asian="11.5pt" style:font-style-asian="italic"/>
    </style:style>
    <style:style style:name="T30" style:family="text">
      <style:text-properties fo:font-size="11.5pt" fo:letter-spacing="0.007cm" fo:font-weight="bold" style:font-size-asian="11.5pt" style:font-weight-asian="bold"/>
    </style:style>
    <style:style style:name="T31" style:family="text">
      <style:text-properties fo:font-size="11.5pt" fo:letter-spacing="0.025cm" style:font-size-asian="11.5pt"/>
    </style:style>
    <style:style style:name="T32" style:family="text">
      <style:text-properties fo:font-size="11.5pt" fo:letter-spacing="0.021cm" style:font-size-asian="11.5pt"/>
    </style:style>
    <style:style style:name="T33" style:family="text">
      <style:text-properties fo:font-size="11.5pt" fo:letter-spacing="0.023cm" style:font-size-asian="11.5pt"/>
    </style:style>
    <style:style style:name="T34" style:family="text">
      <style:text-properties fo:font-size="11.5pt" fo:letter-spacing="0.019cm" style:font-size-asian="11.5pt"/>
    </style:style>
    <style:style style:name="T35" style:family="text">
      <style:text-properties fo:font-size="11.5pt" fo:letter-spacing="-0.097cm" style:font-size-asian="11.5pt"/>
    </style:style>
    <style:style style:name="T36" style:family="text">
      <style:text-properties fo:font-size="11.5pt" fo:letter-spacing="0.067cm" style:font-size-asian="11.5pt"/>
    </style:style>
    <style:style style:name="T37" style:family="text">
      <style:text-properties fo:font-size="11.5pt" fo:letter-spacing="0.062cm" style:font-size-asian="11.5pt"/>
    </style:style>
    <style:style style:name="T38" style:family="text">
      <style:text-properties fo:font-size="11.5pt" fo:letter-spacing="0.005cm" style:font-size-asian="11.5pt"/>
    </style:style>
    <style:style style:name="T39" style:family="text">
      <style:text-properties fo:font-size="11.5pt" fo:letter-spacing="0.005cm" fo:font-style="italic" style:font-size-asian="11.5pt" style:font-style-asian="italic"/>
    </style:style>
    <style:style style:name="T40" style:family="text">
      <style:text-properties fo:font-size="11.5pt" fo:letter-spacing="0.005cm" fo:font-weight="bold" style:font-size-asian="11.5pt" style:font-weight-asian="bold" style:font-weight-complex="bold"/>
    </style:style>
    <style:style style:name="T41" style:family="text">
      <style:text-properties fo:font-size="11.5pt" fo:letter-spacing="-0.095cm" style:font-size-asian="11.5pt"/>
    </style:style>
    <style:style style:name="T42" style:family="text">
      <style:text-properties fo:font-size="11.5pt" fo:letter-spacing="0.028cm" style:font-size-asian="11.5pt"/>
    </style:style>
    <style:style style:name="T43" style:family="text">
      <style:text-properties fo:font-size="11.5pt" fo:letter-spacing="0.002cm" style:font-size-asian="11.5pt"/>
    </style:style>
    <style:style style:name="T44" style:family="text">
      <style:text-properties fo:font-size="11.5pt" fo:letter-spacing="0.002cm" fo:font-style="italic" style:font-size-asian="11.5pt" style:font-style-asian="italic"/>
    </style:style>
    <style:style style:name="T45" style:family="text">
      <style:text-properties fo:font-size="11.5pt" fo:letter-spacing="-0.002cm" style:font-size-asian="11.5pt"/>
    </style:style>
    <style:style style:name="T46" style:family="text">
      <style:text-properties fo:font-size="11.5pt" fo:letter-spacing="0.004cm" style:font-size-asian="11.5pt"/>
    </style:style>
    <style:style style:name="T47" style:family="text">
      <style:text-properties fo:font-size="11.5pt" fo:letter-spacing="0.004cm" fo:font-style="italic" style:font-size-asian="11.5pt" style:font-style-asian="italic"/>
    </style:style>
    <style:style style:name="T48" style:family="text">
      <style:text-properties fo:font-size="11.5pt" fo:letter-spacing="0.044cm" style:font-size-asian="11.5pt"/>
    </style:style>
    <style:style style:name="T49" style:family="text">
      <style:text-properties fo:font-size="11.5pt" fo:letter-spacing="0.044cm" officeooo:rsid="00123e92" style:font-size-asian="11.5pt"/>
    </style:style>
    <style:style style:name="T50" style:family="text">
      <style:text-properties fo:font-size="11.5pt" fo:letter-spacing="0.041cm" style:font-size-asian="11.5pt"/>
    </style:style>
    <style:style style:name="T51" style:family="text">
      <style:text-properties fo:font-size="11.5pt" fo:letter-spacing="0.042cm" style:font-size-asian="11.5pt"/>
    </style:style>
    <style:style style:name="T52" style:family="text">
      <style:text-properties fo:font-size="11.5pt" fo:letter-spacing="0.037cm" style:font-size-asian="11.5pt"/>
    </style:style>
    <style:style style:name="T53" style:family="text">
      <style:text-properties fo:font-size="11.5pt" fo:letter-spacing="0.039cm" style:font-size-asian="11.5pt"/>
    </style:style>
    <style:style style:name="T54" style:family="text">
      <style:text-properties fo:font-size="11.5pt" fo:letter-spacing="0.074cm" style:font-size-asian="11.5pt"/>
    </style:style>
    <style:style style:name="T55" style:family="text">
      <style:text-properties fo:font-size="11.5pt" fo:letter-spacing="0.071cm" style:font-size-asian="11.5pt"/>
    </style:style>
    <style:style style:name="T56" style:family="text">
      <style:text-properties fo:font-size="11.5pt" fo:letter-spacing="0.072cm" style:font-size-asian="11.5pt"/>
    </style:style>
    <style:style style:name="T57" style:family="text">
      <style:text-properties fo:font-size="11.5pt" fo:letter-spacing="0.076cm" style:font-size-asian="11.5pt"/>
    </style:style>
    <style:style style:name="T58" style:family="text">
      <style:text-properties fo:font-size="11.5pt" fo:letter-spacing="0.026cm" style:font-size-asian="11.5pt"/>
    </style:style>
    <style:style style:name="T59" style:family="text">
      <style:text-properties fo:font-size="11.5pt" fo:font-weight="bold" style:font-size-asian="11.5pt" style:font-weight-asian="bold"/>
    </style:style>
    <style:style style:name="T60" style:family="text">
      <style:text-properties fo:font-size="11.5pt" fo:font-weight="bold" style:font-size-asian="11.5pt" style:font-weight-asian="bold" style:font-weight-complex="bold"/>
    </style:style>
    <style:style style:name="T61" style:family="text">
      <style:text-properties fo:font-size="11.5pt" fo:letter-spacing="0.101cm" style:font-size-asian="11.5pt"/>
    </style:style>
    <style:style style:name="T62" style:family="text">
      <style:text-properties fo:font-size="11.5pt" fo:letter-spacing="0.102cm" style:font-size-asian="11.5pt"/>
    </style:style>
    <style:style style:name="T63" style:family="text">
      <style:text-properties fo:font-size="11.5pt" fo:font-style="italic" style:font-size-asian="11.5pt" style:font-style-asian="italic"/>
    </style:style>
    <style:style style:name="T64" style:family="text">
      <style:text-properties fo:font-size="11.5pt" fo:letter-spacing="0.018cm" fo:font-weight="bold" style:font-size-asian="11.5pt" style:font-weight-asian="bold"/>
    </style:style>
    <style:style style:name="T65" style:family="text">
      <style:text-properties fo:font-size="11.5pt" fo:letter-spacing="0.018cm" style:font-size-asian="11.5pt"/>
    </style:style>
    <style:style style:name="T66" style:family="text">
      <style:text-properties fo:font-size="11.5pt" fo:letter-spacing="0.095cm" style:font-size-asian="11.5pt"/>
    </style:style>
    <style:style style:name="T67" style:family="text">
      <style:text-properties fo:font-size="11.5pt" fo:letter-spacing="0.093cm" style:font-size-asian="11.5pt"/>
    </style:style>
    <style:style style:name="T68" style:family="text">
      <style:text-properties fo:font-size="11.5pt" fo:letter-spacing="0.092cm" style:font-size-asian="11.5pt"/>
    </style:style>
    <style:style style:name="T69" style:family="text">
      <style:text-properties fo:font-size="11.5pt" fo:letter-spacing="0.049cm" style:font-size-asian="11.5pt"/>
    </style:style>
    <style:style style:name="T70" style:family="text">
      <style:text-properties fo:font-size="11.5pt" fo:letter-spacing="0.051cm" style:font-size-asian="11.5pt"/>
    </style:style>
    <style:style style:name="T71" style:family="text">
      <style:text-properties fo:font-size="11.5pt" fo:letter-spacing="0.048cm" style:font-size-asian="11.5pt"/>
    </style:style>
    <style:style style:name="T72" style:family="text">
      <style:text-properties fo:font-size="11.5pt" fo:letter-spacing="0.056cm" style:font-size-asian="11.5pt"/>
    </style:style>
    <style:style style:name="T73" style:family="text">
      <style:text-properties fo:font-size="11.5pt" fo:letter-spacing="0.046cm" style:font-size-asian="11.5pt"/>
    </style:style>
    <style:style style:name="T74" style:family="text">
      <style:text-properties fo:font-size="11.5pt" fo:letter-spacing="-0.004cm" style:font-size-asian="11.5pt"/>
    </style:style>
    <style:style style:name="T75" style:family="text">
      <style:text-properties fo:font-size="11.5pt" fo:letter-spacing="0.03cm" style:font-size-asian="11.5pt"/>
    </style:style>
    <style:style style:name="T76" style:family="text">
      <style:text-properties fo:font-size="11.5pt" fo:letter-spacing="-0.099cm" style:font-size-asian="11.5pt"/>
    </style:style>
    <style:style style:name="T77" style:family="text">
      <style:text-properties fo:letter-spacing="0.039cm"/>
    </style:style>
    <style:style style:name="T78" style:family="text">
      <style:text-properties fo:letter-spacing="0.037cm"/>
    </style:style>
    <style:style style:name="T79" style:family="text">
      <style:text-properties fo:letter-spacing="0.012cm"/>
    </style:style>
    <style:style style:name="T80" style:family="text">
      <style:text-properties fo:letter-spacing="0.138cm"/>
    </style:style>
    <style:style style:name="T81" style:family="text">
      <style:text-properties style:text-position="sub 58%"/>
    </style:style>
    <style:style style:name="T82" style:family="text">
      <style:text-properties style:text-position="sub 58%" fo:font-size="11.5pt" style:font-size-asian="11.5pt"/>
    </style:style>
    <style:style style:name="T83" style:family="text">
      <style:text-properties style:text-position="0% 100%"/>
    </style:style>
    <style:style style:name="T84" style:family="text">
      <style:text-properties style:text-position="0% 100%" fo:font-size="11.5pt" fo:letter-spacing="0.011cm" style:font-size-asian="11.5pt"/>
    </style:style>
    <style:style style:name="T85" style:family="text">
      <style:text-properties style:text-position="0% 100%" fo:font-size="11.5pt" style:font-size-asian="11.5pt"/>
    </style:style>
    <style:style style:name="T86" style:family="text">
      <style:text-properties style:text-position="0% 100%" fo:font-size="11.5pt" fo:letter-spacing="0.007cm" style:font-size-asian="11.5pt"/>
    </style:style>
    <style:style style:name="T87" style:family="text">
      <style:text-properties style:text-position="0% 100%" fo:font-size="11.5pt" fo:letter-spacing="0.009cm" style:font-size-asian="11.5pt"/>
    </style:style>
    <style:style style:name="T88" style:family="text">
      <style:text-properties style:text-position="0% 100%" fo:font-size="11.5pt" fo:letter-spacing="0.014cm" style:font-size-asian="11.5pt"/>
    </style:style>
    <style:style style:name="T89" style:family="text">
      <style:text-properties style:text-position="0% 100%" fo:font-size="11.5pt" fo:letter-spacing="0.016cm" style:font-size-asian="11.5pt"/>
    </style:style>
    <style:style style:name="T90" style:family="text">
      <style:text-properties style:text-position="0% 100%" fo:font-size="11.5pt" fo:letter-spacing="0.012cm" style:font-size-asian="11.5pt"/>
    </style:style>
    <style:style style:name="T91" style:family="text">
      <style:text-properties style:text-position="0% 100%" fo:font-size="11.5pt" fo:letter-spacing="0.065cm" style:font-size-asian="11.5pt"/>
    </style:style>
    <style:style style:name="T92" style:family="text">
      <style:text-properties style:text-position="0% 100%" fo:font-size="11.5pt" fo:letter-spacing="0.067cm" style:font-size-asian="11.5pt"/>
    </style:style>
    <style:style style:name="T93" style:family="text">
      <style:text-properties style:text-position="0% 100%" fo:font-size="11.5pt" fo:letter-spacing="0.069cm" style:font-size-asian="11.5pt"/>
    </style:style>
    <style:style style:name="T94" style:family="text">
      <style:text-properties style:text-position="0% 100%" fo:font-size="11.5pt" fo:letter-spacing="0.064cm" style:font-size-asian="11.5pt"/>
    </style:style>
    <style:style style:name="T95" style:family="text">
      <style:text-properties style:text-position="0% 100%" fo:font-size="11.5pt" fo:letter-spacing="0.002cm" style:font-size-asian="11.5pt"/>
    </style:style>
    <style:style style:name="T96" style:family="text">
      <style:text-properties style:text-position="0% 100%" fo:font-size="11.5pt" fo:letter-spacing="0.002cm" fo:font-weight="bold" style:font-size-asian="11.5pt" style:font-weight-asian="bold"/>
    </style:style>
    <style:style style:name="T97" style:family="text">
      <style:text-properties style:text-position="0% 100%" fo:font-size="11.5pt" fo:letter-spacing="0.005cm" style:font-size-asian="11.5pt"/>
    </style:style>
    <style:style style:name="T98" style:family="text">
      <style:text-properties style:text-position="0% 100%" fo:font-size="11.5pt" fo:letter-spacing="-0.002cm" style:font-size-asian="11.5pt"/>
    </style:style>
    <style:style style:name="T99" style:family="text">
      <style:text-properties style:text-position="0% 100%" fo:font-size="11.5pt" fo:font-weight="bold" style:font-size-asian="11.5pt" style:font-weight-asian="bold"/>
    </style:style>
    <style:style style:name="T100" style:family="text">
      <style:text-properties style:text-position="0% 100%" fo:font-size="11.5pt" fo:letter-spacing="0.101cm" style:font-size-asian="11.5pt"/>
    </style:style>
    <style:style style:name="T101" style:family="text">
      <style:text-properties style:text-position="0% 100%" fo:font-size="11.5pt" fo:letter-spacing="0.102cm" style:font-size-asian="11.5pt"/>
    </style:style>
    <style:style style:name="T102" style:family="text">
      <style:text-properties style:text-position="0% 100%" fo:font-size="11.5pt" fo:letter-spacing="-0.097cm" style:font-size-asian="11.5pt"/>
    </style:style>
    <style:style style:name="T103" style:family="text">
      <style:text-properties style:text-position="0% 100%" fo:font-size="11.5pt" fo:letter-spacing="0.004cm" style:font-size-asian="11.5pt"/>
    </style:style>
    <style:style style:name="T104" style:family="text">
      <style:text-properties style:text-position="0% 100%" fo:letter-spacing="0.009cm"/>
    </style:style>
    <style:style style:name="T105" style:family="text">
      <style:text-properties style:text-position="0% 100%" fo:letter-spacing="0.012cm"/>
    </style:style>
    <style:style style:name="T106" style:family="text">
      <style:text-properties style:text-position="0% 100%" fo:letter-spacing="0.011cm"/>
    </style:style>
    <style:style style:name="T107" style:family="text">
      <style:text-properties fo:letter-spacing="0.113cm"/>
    </style:style>
    <style:style style:name="T108" style:family="text">
      <style:text-properties fo:letter-spacing="0.136cm"/>
    </style:style>
    <style:style style:name="T109" style:family="text">
      <style:text-properties fo:letter-spacing="0.116cm"/>
    </style:style>
    <style:style style:name="T110" style:family="text">
      <style:text-properties fo:letter-spacing="0.139cm"/>
    </style:style>
    <style:style style:name="T111" style:family="text">
      <style:text-properties fo:letter-spacing="0.009cm"/>
    </style:style>
    <style:style style:name="T112" style:family="text">
      <style:text-properties fo:letter-spacing="0.005cm"/>
    </style:style>
    <style:style style:name="T113" style:family="text">
      <style:text-properties fo:letter-spacing="0.011cm"/>
    </style:style>
    <style:style style:name="T114" style:family="text">
      <style:text-properties fo:letter-spacing="0.004cm"/>
    </style:style>
    <style:style style:name="T115" style:family="text">
      <style:text-properties style:text-position="super 58%" fo:font-size="11.5pt" style:font-size-asian="11.5pt"/>
    </style:style>
    <style:style style:name="T116" style:family="text">
      <style:text-properties style:text-position="super 58%" fo:font-size="11.5pt" fo:font-weight="bold" style:font-size-asian="11.5pt" style:font-weight-asian="bold"/>
    </style:style>
    <style:style style:name="T117" style:family="text">
      <style:text-properties fo:letter-spacing="0.162cm"/>
    </style:style>
    <style:style style:name="T118" style:family="text">
      <style:text-properties fo:letter-spacing="0.134cm"/>
    </style:style>
    <style:style style:name="T119" style:family="text">
      <style:text-properties fo:letter-spacing="0.15cm"/>
    </style:style>
    <style:style style:name="T120" style:family="text">
      <style:text-properties fo:letter-spacing="0.129cm"/>
    </style:style>
    <style:style style:name="T121" style:family="text">
      <style:text-properties fo:letter-spacing="0.153cm"/>
    </style:style>
    <style:style style:name="T122" style:family="text">
      <style:text-properties fo:letter-spacing="0.146cm"/>
    </style:style>
    <style:style style:name="T123" style:family="text">
      <style:text-properties fo:letter-spacing="0.122cm"/>
    </style:style>
    <style:style style:name="T124" style:family="text">
      <style:text-properties fo:letter-spacing="0.007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9882*" fo:start-indent="0cm" fo:end-indent="2.312cm"/>
          <style:column style:rel-width="45653*" fo:start-indent="2.312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18683*" fo:start-indent="0cm" fo:end-indent="2.621cm"/>
          <style:column style:rel-width="46852*" fo:start-indent="2.621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list xml:id="list472381927" text:style-name="WWNum1">
          <text:list-item>
            <text:p text:style-name="P33"><text:span text:style-name="T13">Convertir</text:span><text:span text:style-name="T15"> </text:span><text:span text:style-name="T13">los</text:span><text:span text:style-name="T15"> </text:span><text:span text:style-name="T13">siguientes</text:span><text:span text:style-name="T18"> </text:span><text:span text:style-name="T13">números</text:span><text:span text:style-name="T20"> </text:span><text:span text:style-name="T13">binarios</text:span><text:span text:style-name="T15"> </text:span><text:span text:style-name="T13">a</text:span><text:span text:style-name="T20"> </text:span><text:span text:style-name="T13">sus</text:span><text:span text:style-name="T15"> </text:span><text:span text:style-name="T13">equivalentes</text:span><text:span text:style-name="T20"> </text:span><text:span text:style-name="T13">decimales:</text:span></text:p>
          </text:list-item>
        </text:list>
      </text:section>
      <text:section text:style-name="Sect2" text:name="Section1">
        <text:p text:style-name="P88">a. <text:s/><text:span text:style-name="T77"><text:s/></text:span>001100</text:p>
        <text:p text:style-name="P88">b. <text:s/><text:span text:style-name="T10"><text:s/></text:span>000011</text:p>
        <text:p text:style-name="P92">c. <text:s/><text:span text:style-name="T77"><text:s/></text:span>011100</text:p>
        <text:p text:style-name="P94">d. <text:s/><text:span text:style-name="T10"><text:s/></text:span>111100</text:p>
        <text:p text:style-name="P88">e. <text:s/><text:span text:style-name="T77"><text:s/></text:span>101010</text:p>
        <text:p text:style-name="P89">f.<text:tab/>111111</text:p>
        <text:p text:style-name="P90">g. <text:s/><text:span text:style-name="T9"><text:s/></text:span>100001</text:p>
        <text:p text:style-name="P88">h. <text:s/><text:span text:style-name="T9"><text:s/></text:span>111000</text:p>
        <text:p text:style-name="P93">i.<text:tab/>11110001111</text:p>
        <text:p text:style-name="P95">j.<text:tab/>11100,011</text:p>
        <text:p text:style-name="P88">k. <text:s/><text:span text:style-name="T12"><text:s/></text:span>110011,10011</text:p>
        <text:p text:style-name="P89">l.<text:tab/>1010101010,1</text:p>
      </text:section>
      <text:section text:style-name="Sect1" text:name="Section2">
        <text:p text:style-name="P80"/>
        <text:list xml:id="list201156603145090" text:continue-numbering="true" text:style-name="WWNum1">
          <text:list-item>
            <text:p text:style-name="P36"><text:span text:style-name="T13">Convertir</text:span><text:span text:style-name="T24"> </text:span><text:span text:style-name="T13">los</text:span><text:span text:style-name="T24"> </text:span><text:span text:style-name="T13">siguientes</text:span><text:span text:style-name="T24"> </text:span><text:span text:style-name="T13">números</text:span><text:span text:style-name="T18"> </text:span><text:span text:style-name="T13">decimales</text:span><text:span text:style-name="T27"> </text:span><text:span text:style-name="T13">a</text:span><text:span text:style-name="T24"> </text:span><text:span text:style-name="T13">sus</text:span><text:span text:style-name="T24"> </text:span><text:span text:style-name="T13">equivalentes</text:span><text:span text:style-name="T24"> </text:span><text:span text:style-name="T13">binarios:</text:span></text:p>
          </text:list-item>
        </text:list>
      </text:section>
      <text:section text:style-name="Sect3" text:name="Section3">
        <text:list xml:id="list201156968879745" text:continue-numbering="true" text:style-name="WWNum1">
          <text:list-item>
            <text:list>
              <text:list-item>
                <text:p text:style-name="P39"><text:span text:style-name="T13">64</text:span></text:p>
              </text:list-item>
            </text:list>
          </text:list-item>
        </text:list>
        <text:p text:style-name="P94">b. <text:s/><text:span text:style-name="T9"><text:s/></text:span>100</text:p>
        <text:p text:style-name="P92">c. <text:s/><text:span text:style-name="T78"><text:s/></text:span>111</text:p>
        <text:p text:style-name="P88">d. <text:s/><text:span text:style-name="T9"><text:s/></text:span>145</text:p>
        <text:p text:style-name="P94">e. <text:s/><text:span text:style-name="T78"><text:s/></text:span>255</text:p>
        <text:p text:style-name="P91">f.<text:tab/>500</text:p>
        <text:p text:style-name="P94">g. <text:s/><text:span text:style-name="T79"><text:s/></text:span>34,75</text:p>
        <text:p text:style-name="P92">h. <text:s/><text:span text:style-name="T79"><text:s/></text:span>25,25</text:p>
        <text:p text:style-name="P89">i.<text:tab/>27,1875</text:p>
        <text:p text:style-name="P95">j.<text:tab/>23,1</text:p>
      </text:section>
      <text:section text:style-name="Sect1" text:name="Section4">
        <text:p text:style-name="P82"/>
        <text:list xml:id="list201155938224113" text:continue-numbering="true" text:style-name="WWNum1">
          <text:list-item>
            <text:p text:style-name="P36"><text:span text:style-name="T13">Convertir</text:span><text:span text:style-name="T15"> </text:span><text:span text:style-name="T13">los</text:span><text:span text:style-name="T15"> </text:span><text:span text:style-name="T13">siguientes</text:span><text:span text:style-name="T18"> </text:span><text:span text:style-name="T13">números</text:span><text:span text:style-name="T15"> </text:span><text:span text:style-name="T13">enteros</text:span><text:span text:style-name="T20"> </text:span><text:span text:style-name="T13">hexadecimales</text:span><text:span text:style-name="T18"> </text:span><text:span text:style-name="T13">en</text:span><text:span text:style-name="T24"> </text:span><text:span text:style-name="T13">sus</text:span><text:span text:style-name="T20"> </text:span><text:span text:style-name="T13">equivalentes</text:span><text:span text:style-name="T15"> </text:span><text:span text:style-name="T13">decimales:</text:span></text:p>
            <text:list>
              <text:list-item>
                <text:p text:style-name="P40"><text:span text:style-name="T14">C</text:span></text:p>
              </text:list-item>
              <text:list-item>
                <text:p text:style-name="P39"><text:span text:style-name="T13">9F</text:span></text:p>
              </text:list-item>
              <text:list-item>
                <text:p text:style-name="P39"><text:span text:style-name="T13">D52</text:span></text:p>
              </text:list-item>
              <text:list-item>
                <text:p text:style-name="P39"><text:span text:style-name="T13">67E</text:span></text:p>
              </text:list-item>
              <text:list-item>
                <text:p text:style-name="P40"><text:span text:style-name="T13">ABCD</text:span></text:p>
              </text:list-item>
            </text:list>
          </text:list-item>
        </text:list>
        <text:p text:style-name="P78"/>
        <text:list xml:id="list201157046016476" text:continue-numbering="true" text:style-name="WWNum1">
          <text:list-item>
            <text:p text:style-name="P37"><text:span text:style-name="T13">Convertir</text:span><text:span text:style-name="T15"> </text:span><text:span text:style-name="T13">los</text:span><text:span text:style-name="T15"> </text:span><text:span text:style-name="T13">siguientes</text:span><text:span text:style-name="T18"> </text:span><text:span text:style-name="T13">números</text:span><text:span text:style-name="T20"> </text:span><text:span text:style-name="T13">hexadecimales</text:span><text:span text:style-name="T24"> </text:span><text:span text:style-name="T13">a</text:span><text:span text:style-name="T15"> </text:span><text:span text:style-name="T13">sus</text:span><text:span text:style-name="T18"> </text:span><text:span text:style-name="T13">equivalentes</text:span><text:span text:style-name="T18"> </text:span><text:span text:style-name="T13">decimales:</text:span></text:p>
            <text:list>
              <text:list-item>
                <text:p text:style-name="P40"><text:span text:style-name="T13">F,4</text:span></text:p>
              </text:list-item>
              <text:list-item>
                <text:p text:style-name="P41"><text:span text:style-name="T13">D3,E</text:span></text:p>
              </text:list-item>
            </text:list>
          </text:list-item>
        </text:list>
        <text:p text:style-name="P88">c. <text:s/><text:span text:style-name="T77"><text:s/></text:span>111,1</text:p>
        <text:p text:style-name="P94">d. <text:s/><text:span text:style-name="T10"><text:s/></text:span>888,8</text:p>
        <text:p text:style-name="P96">e.<text:span text:style-name="T80"> </text:span>EBA,C</text:p>
        <text:p text:style-name="P81"/>
        <text:list xml:id="list201156169176715" text:continue-numbering="true" text:style-name="WWNum1">
          <text:list-item>
            <text:p text:style-name="P43"><text:span text:style-name="T13">Convertir</text:span><text:span text:style-name="T18"> </text:span><text:span text:style-name="T13">los</text:span><text:span text:style-name="T18"> </text:span><text:span text:style-name="T13">números</text:span><text:span text:style-name="T28"> </text:span><text:span text:style-name="T13">(AF315)</text:span><text:span text:style-name="T82">16</text:span><text:span text:style-name="T84"> </text:span><text:span text:style-name="T85">y</text:span><text:span text:style-name="T84"> </text:span><text:span text:style-name="T85">(7326)</text:span><text:span text:style-name="T82">8</text:span><text:span text:style-name="T84"> </text:span><text:span text:style-name="T85">a</text:span><text:span text:style-name="T86"> </text:span><text:span text:style-name="T85">base</text:span><text:span text:style-name="T84"> </text:span><text:span text:style-name="T85">10</text:span><text:span text:style-name="T84"> </text:span><text:span text:style-name="T85">y</text:span><text:span text:style-name="T87"> </text:span><text:span text:style-name="T85">base</text:span><text:span text:style-name="T84"> </text:span><text:span text:style-name="T85">2.</text:span></text:p>
          </text:list-item>
        </text:list>
        <text:p text:style-name="P78"/>
        <text:list xml:id="list201156508456544" text:continue-numbering="true" text:style-name="WWNum1">
          <text:list-item>
            <text:p text:style-name="P38"><text:span text:style-name="T13">Convertir</text:span><text:span text:style-name="T24"> </text:span><text:span text:style-name="T13">los</text:span><text:span text:style-name="T24"> </text:span><text:span text:style-name="T13">números</text:span><text:span text:style-name="T18"> </text:span><text:span text:style-name="T13">(245,625)</text:span><text:span text:style-name="T82">10</text:span><text:span text:style-name="T88"> </text:span><text:span text:style-name="T85">y</text:span><text:span text:style-name="T88"> </text:span><text:span text:style-name="T85">(1797,223)</text:span><text:span text:style-name="T82">10</text:span><text:span text:style-name="T88"> </text:span><text:span text:style-name="T85">a</text:span><text:span text:style-name="T84"> </text:span><text:span text:style-name="T85">binario,</text:span><text:span text:style-name="T89"> </text:span><text:span text:style-name="T85">octal</text:span><text:span text:style-name="T84"> </text:span><text:span text:style-name="T85">y</text:span><text:span text:style-name="T88"> </text:span><text:span text:style-name="T85">hexadecimal.</text:span></text:p>
          </text:list-item>
        </text:list>
        <text:p text:style-name="P81"/>
        <text:list xml:id="list201155147199928" text:continue-numbering="true" text:style-name="WWNum1">
          <text:list-item>
            <text:p text:style-name="P34"><text:span text:style-name="T13">Convertir</text:span><text:span text:style-name="T15"> </text:span><text:span text:style-name="T13">el</text:span><text:span text:style-name="T15"> </text:span><text:span text:style-name="T13">número</text:span><text:span text:style-name="T24"> </text:span><text:span text:style-name="T13">(49403180,AF7)</text:span><text:span text:style-name="T82">16</text:span><text:span text:style-name="T90"> </text:span><text:span text:style-name="T85">a</text:span><text:span text:style-name="T90"> </text:span><text:span text:style-name="T85">binario,</text:span><text:span text:style-name="T84"> </text:span><text:span text:style-name="T85">octal</text:span><text:span text:style-name="T87"> </text:span><text:span text:style-name="T85">y</text:span><text:span text:style-name="T88"> </text:span><text:span text:style-name="T85">decimal.</text:span></text:p>
          </text:list-item>
        </text:list>
        <text:p text:style-name="P81"/>
        <text:list xml:id="list201156237895757" text:continue-numbering="true" text:style-name="WWNum1">
          <text:list-item>
            <text:p text:style-name="P44"><text:span text:style-name="T13">Convertir</text:span><text:span text:style-name="T31"> </text:span><text:span text:style-name="T13">los</text:span><text:span text:style-name="T31"> </text:span><text:span text:style-name="T13">siguientes</text:span><text:span text:style-name="T32"> </text:span><text:span text:style-name="T13">números</text:span><text:span text:style-name="T31"> </text:span><text:span text:style-name="T13">de</text:span><text:span text:style-name="T32"> </text:span><text:span text:style-name="T13">base</text:span><text:span text:style-name="T32"> </text:span><text:span text:style-name="T13">10</text:span><text:span text:style-name="T33"> </text:span><text:span text:style-name="T13">a</text:span><text:span text:style-name="T32"> </text:span><text:span text:style-name="T13">base</text:span><text:span text:style-name="T31"> </text:span><text:span text:style-name="T13">2,</text:span><text:span text:style-name="T32"> </text:span><text:span text:style-name="T13">base</text:span><text:span text:style-name="T32"> </text:span><text:span text:style-name="T13">8</text:span><text:span text:style-name="T31"> </text:span><text:span text:style-name="T13">y</text:span><text:span text:style-name="T32"> </text:span><text:span text:style-name="T13">base</text:span><text:span text:style-name="T33"> </text:span><text:span text:style-name="T13">16</text:span><text:span text:style-name="T33"> </text:span><text:span text:style-name="T13">y</text:span><text:span text:style-name="T31"> </text:span><text:span text:style-name="T13">verificar</text:span><text:span text:style-name="T32"> </text:span><text:span text:style-name="T13">los</text:span><text:span text:style-name="T35"> </text:span><text:span text:style-name="T13">resultados:</text:span></text:p>
            <text:list>
              <text:list-item>
                <text:p text:style-name="P42"><text:span text:style-name="T13">13</text:span></text:p>
              </text:list-item>
              <text:list-item>
                <text:p text:style-name="P39"><text:span text:style-name="T13">94</text:span></text:p>
              </text:list-item>
            </text:list>
          </text:list-item>
        </text:list>
        <text:p text:style-name="P88">c.<text:span text:style-name="T80"> </text:span>356</text:p>
      </text:section>
      <text:p text:style-name="P78"/>
      <text:list xml:id="list201155814822664" text:continue-numbering="true" text:style-name="WWNum1">
        <text:list-item>
          <text:p text:style-name="P49"><text:span text:style-name="T13">Calcular</text:span><text:span text:style-name="T20"> </text:span><text:span text:style-name="T13">para</text:span><text:span text:style-name="T20"> </text:span><text:span text:style-name="T13">las</text:span><text:span text:style-name="T24"> </text:span><text:span text:style-name="T13">secuencias</text:span><text:span text:style-name="T28"> </text:span><text:span text:style-name="T13">de</text:span><text:span text:style-name="T20"> </text:span><text:span text:style-name="T13">16</text:span><text:span text:style-name="T20"> </text:span><text:span text:style-name="T13">bits</text:span><text:span text:style-name="T28"> </text:span><text:span text:style-name="T13">dadas:</text:span><text:span text:style-name="T41"> </text:span><text:span text:style-name="T13">A</text:span><text:span text:style-name="T43"> </text:span><text:span text:style-name="T13">=</text:span><text:span text:style-name="T45"> </text:span><text:span text:style-name="T13">0000</text:span><text:span text:style-name="T46"> </text:span><text:span text:style-name="T13">0110 0000</text:span><text:span text:style-name="T46"> </text:span><text:span text:style-name="T13">0111</text:span></text:p>
        </text:list-item>
      </text:list>
      <text:p text:style-name="P97">B<text:span text:style-name="T111"> </text:span>=<text:span text:style-name="T112"> </text:span>0000<text:span text:style-name="T111"> </text:span>0000<text:span text:style-name="T113"> </text:span>1101<text:span text:style-name="T112"> </text:span>0110</text:p>
      <text:p text:style-name="P98">C<text:span text:style-name="T111"> </text:span>=<text:span text:style-name="T112"> </text:span>1100<text:span text:style-name="T111"> </text:span>0001<text:span text:style-name="T113"> </text:span>1111<text:span text:style-name="T112"> </text:span>0011</text:p>
      <text:p text:style-name="P99">D<text:span text:style-name="T111"> </text:span>=<text:span text:style-name="T114"> </text:span>1001<text:span text:style-name="T113"> </text:span>0000<text:span text:style-name="T112"> </text:span>0000<text:span text:style-name="T113"> </text:span>1010</text:p>
      <text:list xml:id="list201155890892555" text:continue-numbering="true" text:style-name="WWNum1">
        <text:list-item>
          <text:list>
            <text:list-item>
              <text:p text:style-name="P50"><text:span text:style-name="T13">Su</text:span><text:span text:style-name="T27"> </text:span><text:span text:style-name="T13">representación</text:span><text:span text:style-name="T15"> </text:span><text:span text:style-name="T13">octal</text:span><text:span text:style-name="T24"> </text:span><text:span text:style-name="T13">y</text:span><text:span text:style-name="T15"> </text:span><text:span text:style-name="T13">hexadecimal.</text:span></text:p>
            </text:list-item>
            <text:list-item>
              <text:p text:style-name="P51"><text:span text:style-name="T13">Su</text:span><text:span text:style-name="T48"> </text:span><text:span text:style-name="T13">representación</text:span><text:span text:style-name="T48"> </text:span><text:span text:style-name="T49">en complemento a 1 y complemento a 2 </text:span></text:p>
            </text:list-item>
          </text:list>
        </text:list-item>
      </text:list>
      <text:p text:style-name="P79"/>
      <text:list xml:id="list201155849933295" text:continue-numbering="true" text:style-name="WWNum1">
        <text:list-item>
          <text:p text:style-name="P52"><text:soft-page-break/><text:span text:style-name="T13">Calcular el valor decimal de los números binarios (11100111) y (10111111) suponiendo que</text:span><text:span text:style-name="T43"> </text:span><text:span text:style-name="T13">están</text:span><text:span text:style-name="T43"> </text:span><text:span text:style-name="T13">representados</text:span><text:span text:style-name="T43"> </text:span><text:span text:style-name="T13">en</text:span><text:span text:style-name="T43"> </text:span><text:span text:style-name="T13">complemento</text:span><text:span text:style-name="T43"> </text:span><text:span text:style-name="T13">a</text:span><text:span text:style-name="T43"> </text:span><text:span text:style-name="T13">2.</text:span><text:span text:style-name="T43"> </text:span><text:span text:style-name="T13">Repetir</text:span><text:span text:style-name="T43"> </text:span><text:span text:style-name="T13">el</text:span><text:span text:style-name="T43"> </text:span><text:span text:style-name="T13">ejercicio</text:span><text:span text:style-name="T43"> </text:span><text:span text:style-name="T13">suponiendo</text:span><text:span text:style-name="T43"> </text:span><text:span text:style-name="T13">que</text:span><text:span text:style-name="T43"> </text:span><text:span text:style-name="T13">están</text:span><text:span text:style-name="T43"> </text:span><text:span text:style-name="T13">representados</text:span><text:span text:style-name="T43"> </text:span><text:span text:style-name="T13">en</text:span><text:span text:style-name="T43"> </text:span><text:span text:style-name="T13">complemento</text:span><text:span text:style-name="T43"> </text:span><text:span text:style-name="T13">a 1.</text:span></text:p>
        </text:list-item>
      </text:list>
      <text:p text:style-name="P81"/>
      <text:list xml:id="list201157095479991" text:continue-numbering="true" text:style-name="WWNum1">
        <text:list-item>
          <text:p text:style-name="P34"><text:span text:style-name="T13">Resolver</text:span><text:span text:style-name="T20"> </text:span><text:span text:style-name="T13">los</text:span><text:span text:style-name="T15"> </text:span><text:span text:style-name="T13">ejercicios</text:span><text:span text:style-name="T18"> </text:span><text:span text:style-name="T13">siguientes:</text:span></text:p>
          <text:list>
            <text:list-item>
              <text:p text:style-name="P40"><text:span text:style-name="T13">Representar</text:span><text:span text:style-name="T28"> </text:span><text:span text:style-name="T13">(-499)</text:span><text:span text:style-name="T82">10</text:span><text:span text:style-name="T90"> </text:span><text:span text:style-name="T85">en</text:span><text:span text:style-name="T88"> </text:span><text:span text:style-name="T85">magnitud</text:span><text:span text:style-name="T88"> </text:span><text:span text:style-name="T85">y</text:span><text:span text:style-name="T84"> </text:span><text:span text:style-name="T85">signo</text:span><text:span text:style-name="T90"> </text:span><text:span text:style-name="T85">con</text:span><text:span text:style-name="T84"> </text:span><text:span text:style-name="T85">10</text:span><text:span text:style-name="T88"> </text:span><text:span text:style-name="T85">bits.</text:span></text:p>
            </text:list-item>
            <text:list-item>
              <text:p text:style-name="P39"><text:span text:style-name="T13">Representar</text:span><text:span text:style-name="T28"> </text:span><text:span text:style-name="T13">(-628)</text:span><text:span text:style-name="T82">10</text:span><text:span text:style-name="T88"> </text:span><text:span text:style-name="T85">en</text:span><text:span text:style-name="T88"> </text:span><text:span text:style-name="T85">complemento</text:span><text:span text:style-name="T88"> </text:span><text:span text:style-name="T85">a</text:span><text:span text:style-name="T90"> </text:span><text:span text:style-name="T85">2</text:span><text:span text:style-name="T89"> </text:span><text:span text:style-name="T85">con</text:span><text:span text:style-name="T87"> </text:span><text:span text:style-name="T85">10</text:span><text:span text:style-name="T90"> </text:span><text:span text:style-name="T85">bits.</text:span></text:p>
            </text:list-item>
            <text:list-item>
              <text:p text:style-name="P41"><text:span text:style-name="T13">Convertir</text:span><text:span text:style-name="T18"> </text:span><text:span text:style-name="T13">a</text:span><text:span text:style-name="T28"> </text:span><text:span text:style-name="T13">base</text:span><text:span text:style-name="T20"> </text:span><text:span text:style-name="T13">10</text:span><text:span text:style-name="T15"> </text:span><text:span text:style-name="T13">el</text:span><text:span text:style-name="T20"> </text:span><text:span text:style-name="T13">número</text:span><text:span text:style-name="T18"> </text:span><text:span text:style-name="T13">binario</text:span><text:span text:style-name="T18"> </text:span><text:span text:style-name="T13">1001000110,</text:span><text:span text:style-name="T28"> </text:span><text:span text:style-name="T13">dado</text:span><text:span text:style-name="T15"> </text:span><text:span text:style-name="T13">en</text:span><text:span text:style-name="T18"> </text:span><text:span text:style-name="T13">magnitud</text:span><text:span text:style-name="T18"> </text:span><text:span text:style-name="T13">y</text:span><text:span text:style-name="T18"> </text:span><text:span text:style-name="T13">signo.</text:span></text:p>
            </text:list-item>
            <text:list-item>
              <text:p text:style-name="P40"><text:span text:style-name="T13">Convertir</text:span><text:span text:style-name="T18"> </text:span><text:span text:style-name="T13">a</text:span><text:span text:style-name="T28"> </text:span><text:span text:style-name="T13">base</text:span><text:span text:style-name="T20"> </text:span><text:span text:style-name="T13">10</text:span><text:span text:style-name="T15"> </text:span><text:span text:style-name="T13">el</text:span><text:span text:style-name="T18"> </text:span><text:span text:style-name="T13">número</text:span><text:span text:style-name="T18"> </text:span><text:span text:style-name="T13">binario</text:span><text:span text:style-name="T18"> </text:span><text:span text:style-name="T13">1110011101,</text:span><text:span text:style-name="T28"> </text:span><text:span text:style-name="T13">dado</text:span><text:span text:style-name="T24"> </text:span><text:span text:style-name="T13">en</text:span><text:span text:style-name="T18"> </text:span><text:span text:style-name="T13">complemento</text:span><text:span text:style-name="T15"> </text:span><text:span text:style-name="T13">a</text:span><text:span text:style-name="T38"> </text:span><text:span text:style-name="T13">2.</text:span></text:p>
            </text:list-item>
            <text:list-item>
              <text:p text:style-name="P39"><text:span text:style-name="T13">¿Cuál</text:span><text:span text:style-name="T18"> </text:span><text:span text:style-name="T13">es</text:span><text:span text:style-name="T28"> </text:span><text:span text:style-name="T13">el</text:span><text:span text:style-name="T18"> </text:span><text:span text:style-name="T13">rango</text:span><text:span text:style-name="T28"> </text:span><text:span text:style-name="T13">del</text:span><text:span text:style-name="T18"> </text:span><text:span text:style-name="T13">sistema</text:span><text:span text:style-name="T28"> </text:span><text:span text:style-name="T13">de</text:span><text:span text:style-name="T28"> </text:span><text:span text:style-name="T13">numeración</text:span><text:span text:style-name="T20"> </text:span><text:span text:style-name="T13">de</text:span><text:span text:style-name="T28"> </text:span><text:span text:style-name="T13">complemento</text:span><text:span text:style-name="T20"> </text:span><text:span text:style-name="T13">a</text:span><text:span text:style-name="T28"> </text:span><text:span text:style-name="T13">2</text:span><text:span text:style-name="T18"> </text:span><text:span text:style-name="T13">con</text:span><text:span text:style-name="T38"> </text:span><text:span text:style-name="T13">10</text:span><text:span text:style-name="T20"> </text:span><text:span text:style-name="T13">bits?</text:span></text:p>
            </text:list-item>
            <text:list-item>
              <text:p text:style-name="P54"><text:span text:style-name="T13">¿Cuál</text:span><text:span text:style-name="T54"> </text:span><text:span text:style-name="T13">es</text:span><text:span text:style-name="T55"> </text:span><text:span text:style-name="T13">el</text:span><text:span text:style-name="T56"> </text:span><text:span text:style-name="T13">mínimo</text:span><text:span text:style-name="T57"> </text:span><text:span text:style-name="T13">número</text:span><text:span text:style-name="T57"> </text:span><text:span text:style-name="T13">de</text:span><text:span text:style-name="T55"> </text:span><text:span text:style-name="T13">bits</text:span><text:span text:style-name="T57"> </text:span><text:span text:style-name="T13">necesarios</text:span><text:span text:style-name="T56"> </text:span><text:span text:style-name="T13">para</text:span><text:span text:style-name="T55"> </text:span><text:span text:style-name="T13">poder</text:span><text:span text:style-name="T55"> </text:span><text:span text:style-name="T13">representar</text:span><text:span text:style-name="T56"> </text:span><text:span text:style-name="T13">cantidades</text:span><text:span text:style-name="T55"> </text:span><text:span text:style-name="T13">en</text:span><text:span text:style-name="T54"> </text:span><text:span text:style-name="T13">el</text:span><text:span text:style-name="T43"> </text:span><text:span text:style-name="T13">rango</text:span><text:span text:style-name="T46"> </text:span><text:span text:style-name="T13">±10</text:span><text:span text:style-name="T115">5</text:span><text:span text:style-name="T85"> utilizando</text:span><text:span text:style-name="T97"> </text:span><text:span text:style-name="T85">el sistema</text:span><text:span text:style-name="T95"> </text:span><text:span text:style-name="T85">de complemento</text:span><text:span text:style-name="T97"> </text:span><text:span text:style-name="T85">a</text:span><text:span text:style-name="T98"> </text:span><text:span text:style-name="T85">2?</text:span></text:p>
            </text:list-item>
          </text:list>
        </text:list-item>
      </text:list>
      <text:p text:style-name="P70"/>
      <text:list xml:id="list201156375945641" text:continue-numbering="true" text:style-name="WWNum1">
        <text:list-item>
          <text:p text:style-name="P55"><text:span text:style-name="T13">Emparejar las siguientes combinaciones binarias de 8 bits con sus valores en base 10 y los</text:span><text:span text:style-name="T43"> </text:span><text:span text:style-name="T13">sistemas en que</text:span><text:span text:style-name="T43"> </text:span><text:span text:style-name="T13">se</text:span><text:span text:style-name="T61"> </text:span><text:span text:style-name="T13">encuentran representadas, justificando</text:span><text:span text:style-name="T62"> </text:span><text:span text:style-name="T13">las respuestas (</text:span><text:span text:style-name="T63">¡si algún valor en</text:span><text:span text:style-name="T44"> </text:span><text:span text:style-name="T63">una</text:span><text:span text:style-name="T39"> </text:span><text:span text:style-name="T63">columna</text:span><text:span text:style-name="T29"> </text:span><text:span text:style-name="T63">no</text:span><text:span text:style-name="T47"> </text:span><text:span text:style-name="T63">puede</text:span><text:span text:style-name="T44"> </text:span><text:span text:style-name="T63">emparejarse</text:span><text:span text:style-name="T47"> </text:span><text:span text:style-name="T63">será</text:span><text:span text:style-name="T29"> </text:span><text:span text:style-name="T63">imprescindible</text:span><text:span text:style-name="T39"> </text:span><text:span text:style-name="T63">indicarlo</text:span><text:span text:style-name="T29"> </text:span><text:span text:style-name="T63">explícitamente!</text:span><text:span text:style-name="T13">):</text:span></text:p>
        </text:list-item>
      </text:list>
      <text:p text:style-name="P64"/>
      <text:p text:style-name="P8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9">Combinación</text:span><text:span text:style-name="T64"> </text:span><text:span text:style-name="T59">binaria</text:span></text:p>
          </table:table-cell>
          <table:table-cell table:style-name="Table1.B1" office:value-type="string">
            <text:p text:style-name="P4"><text:span text:style-name="T59">Número</text:span><text:span text:style-name="T19"> </text:span><text:span text:style-name="T59">en</text:span><text:span text:style-name="T30"> </text:span><text:span text:style-name="T59">base</text:span><text:span text:style-name="T30"> </text:span><text:span text:style-name="T59">10</text:span><text:span text:style-name="T19"> </text:span><text:span text:style-name="T59">y</text:span><text:span text:style-name="T21"> </text:span><text:span text:style-name="T59">sistema</text:span><text:span text:style-name="T19"> </text:span><text:span text:style-name="T59">utilizado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13">a)</text:span><text:span text:style-name="T46"> </text:span><text:span text:style-name="T13">10000111</text:span></text:p>
          </table:table-cell>
          <table:table-cell table:style-name="Table1.B2" office:value-type="string">
            <text:p text:style-name="P8"><text:span text:style-name="T13">1)</text:span><text:span text:style-name="T38"> </text:span><text:span text:style-name="T13">48</text:span><text:span text:style-name="T28"> </text:span><text:span text:style-name="T13">en</text:span><text:span text:style-name="T20"> </text:span><text:span text:style-name="T13">magnitud</text:span><text:span text:style-name="T46"> </text:span><text:span text:style-name="T13">y</text:span><text:span text:style-name="T18"> </text:span><text:span text:style-name="T13">signo</text:span></text:p>
          </table:table-cell>
        </table:table-row>
        <table:table-row table:style-name="Table1.3">
          <table:table-cell table:style-name="Table1.A3" office:value-type="string">
            <text:p text:style-name="P9"><text:span text:style-name="T13">b)</text:span><text:span text:style-name="T28"> </text:span><text:span text:style-name="T13">10111011</text:span></text:p>
          </table:table-cell>
          <table:table-cell table:style-name="Table1.B3" office:value-type="string">
            <text:p text:style-name="P11"><text:span text:style-name="T13">2)</text:span><text:span text:style-name="T38"> </text:span><text:span text:style-name="T13">–163</text:span><text:span text:style-name="T28"> </text:span><text:span text:style-name="T13">en</text:span><text:span text:style-name="T18"> </text:span><text:span text:style-name="T13">complemento</text:span><text:span text:style-name="T28"> </text:span><text:span text:style-name="T13">a</text:span><text:span text:style-name="T20"> </text:span><text:span text:style-name="T13">1</text:span></text:p>
          </table:table-cell>
        </table:table-row>
        <table:table-row table:style-name="Table1.4">
          <table:table-cell table:style-name="Table1.A3" office:value-type="string">
            <text:p text:style-name="P14"><text:span text:style-name="T13">c)</text:span><text:span text:style-name="T46"> </text:span><text:span text:style-name="T13">10100011</text:span></text:p>
          </table:table-cell>
          <table:table-cell table:style-name="Table1.B3" office:value-type="string">
            <text:p text:style-name="P12"><text:span text:style-name="T13">3)</text:span><text:span text:style-name="T38"> </text:span><text:span text:style-name="T13">–121</text:span><text:span text:style-name="T28"> </text:span><text:span text:style-name="T13">en</text:span><text:span text:style-name="T18"> </text:span><text:span text:style-name="T13">complemento</text:span><text:span text:style-name="T28"> </text:span><text:span text:style-name="T13">a</text:span><text:span text:style-name="T20"> </text:span><text:span text:style-name="T13">2</text:span></text:p>
          </table:table-cell>
        </table:table-row>
        <table:table-row table:style-name="Table1.2">
          <table:table-cell table:style-name="Table1.A3" office:value-type="string">
            <text:p text:style-name="P15"><text:span text:style-name="T13">d)</text:span><text:span text:style-name="T28"> </text:span><text:span text:style-name="T13">00110000</text:span></text:p>
          </table:table-cell>
          <table:table-cell table:style-name="Table1.B3" office:value-type="string">
            <text:p text:style-name="P16"><text:span text:style-name="T13">4)</text:span><text:span text:style-name="T46"> </text:span><text:span text:style-name="T13">–96</text:span><text:span text:style-name="T20"> </text:span><text:span text:style-name="T13">en</text:span><text:span text:style-name="T28"> </text:span><text:span text:style-name="T13">binario</text:span><text:span text:style-name="T28"> </text:span><text:span text:style-name="T13">puro</text:span></text:p>
          </table:table-cell>
        </table:table-row>
        <table:table-row table:style-name="Table1.3">
          <table:table-cell table:style-name="Table1.A3" office:value-type="string">
            <text:p text:style-name="P14"><text:span text:style-name="T13">e)</text:span><text:span text:style-name="T46"> </text:span><text:span text:style-name="T13">10000110</text:span></text:p>
          </table:table-cell>
          <table:table-cell table:style-name="Table1.B3" office:value-type="string">
            <text:p text:style-name="P12"><text:span text:style-name="T13">5)</text:span><text:span text:style-name="T38"> </text:span><text:span text:style-name="T13">95</text:span><text:span text:style-name="T28"> </text:span><text:span text:style-name="T13">en</text:span><text:span text:style-name="T18"> </text:span><text:span text:style-name="T13">complemento</text:span><text:span text:style-name="T28"> </text:span><text:span text:style-name="T13">a</text:span><text:span text:style-name="T46"> </text:span><text:span text:style-name="T13">1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3">f)</text:span><text:span text:style-name="T46"> </text:span><text:span text:style-name="T13">11100111</text:span></text:p>
          </table:table-cell>
          <table:table-cell table:style-name="Table1.B3" office:value-type="string">
            <text:p text:style-name="P12"><text:span text:style-name="T13">6)</text:span><text:span text:style-name="T38"> </text:span><text:span text:style-name="T13">–121</text:span><text:span text:style-name="T28"> </text:span><text:span text:style-name="T13">en</text:span><text:span text:style-name="T18"> </text:span><text:span text:style-name="T13">complemento</text:span><text:span text:style-name="T28"> </text:span><text:span text:style-name="T13">a</text:span><text:span text:style-name="T20"> </text:span><text:span text:style-name="T13">1</text:span></text:p>
          </table:table-cell>
        </table:table-row>
        <table:table-row table:style-name="Table1.2">
          <table:table-cell table:style-name="Table1.A3" office:value-type="string">
            <text:p text:style-name="P15"><text:span text:style-name="T13">g)</text:span><text:span text:style-name="T28"> </text:span><text:span text:style-name="T13">11100000</text:span></text:p>
          </table:table-cell>
          <table:table-cell table:style-name="Table1.B3" office:value-type="string">
            <text:p text:style-name="P11"><text:span text:style-name="T13">7)</text:span><text:span text:style-name="T38"> </text:span><text:span text:style-name="T13">121</text:span><text:span text:style-name="T46"> </text:span><text:span text:style-name="T13">en</text:span><text:span text:style-name="T20"> </text:span><text:span text:style-name="T13">binario</text:span><text:span text:style-name="T28"> </text:span><text:span text:style-name="T13">puro</text:span></text:p>
          </table:table-cell>
        </table:table-row>
        <table:table-row table:style-name="Table1.3">
          <table:table-cell table:style-name="Table1.A3" office:value-type="string">
            <text:p text:style-name="P14"><text:span text:style-name="T13">h)</text:span><text:span text:style-name="T28"> </text:span><text:span text:style-name="T13">11000001</text:span></text:p>
          </table:table-cell>
          <table:table-cell table:style-name="Table1.B3" office:value-type="string">
            <text:p text:style-name="P17"><text:span text:style-name="T13">8)</text:span><text:span text:style-name="T38"> </text:span><text:span text:style-name="T13">–103</text:span><text:span text:style-name="T20"> </text:span><text:span text:style-name="T13">en</text:span><text:span text:style-name="T20"> </text:span><text:span text:style-name="T13">magnitud</text:span><text:span text:style-name="T20"> </text:span><text:span text:style-name="T13">y</text:span><text:span text:style-name="T28"> </text:span><text:span text:style-name="T13">signo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T13">i)</text:span><text:span text:style-name="T38"> </text:span><text:span text:style-name="T13">01111001</text:span></text:p>
          </table:table-cell>
          <table:table-cell table:style-name="Table1.B3" office:value-type="string">
            <text:p text:style-name="P18"><text:span text:style-name="T13">9)</text:span><text:span text:style-name="T38"> </text:span><text:span text:style-name="T13">–63</text:span><text:span text:style-name="T20"> </text:span><text:span text:style-name="T13">en</text:span><text:span text:style-name="T20"> </text:span><text:span text:style-name="T13">complemento</text:span><text:span text:style-name="T38"> </text:span><text:span text:style-name="T13">a</text:span><text:span text:style-name="T20"> </text:span><text:span text:style-name="T13">2</text:span></text:p>
          </table:table-cell>
        </table:table-row>
        <table:table-row table:style-name="Table1.2">
          <table:table-cell table:style-name="Table1.A3" office:value-type="string">
            <text:p text:style-name="P19"><text:span text:style-name="T13">j)</text:span><text:span text:style-name="T38"> </text:span><text:span text:style-name="T13">01011111</text:span></text:p>
          </table:table-cell>
          <table:table-cell table:style-name="Table1.B3" office:value-type="string">
            <text:p text:style-name="P13"><text:span text:style-name="T13">10)</text:span><text:span text:style-name="T38"> </text:span><text:span text:style-name="T13">187</text:span><text:span text:style-name="T28"> </text:span><text:span text:style-name="T13">en</text:span><text:span text:style-name="T18"> </text:span><text:span text:style-name="T13">complemento</text:span><text:span text:style-name="T28"> </text:span><text:span text:style-name="T13">a</text:span><text:span text:style-name="T20"> </text:span><text:span text:style-name="T13">2</text:span></text:p>
          </table:table-cell>
        </table:table-row>
      </table:table>
      <text:p text:style-name="P85"/>
      <text:list xml:id="list201156992052233" text:continue-numbering="true" text:style-name="WWNum1">
        <text:list-item>
          <text:p text:style-name="P56"><text:span text:style-name="T13">Emparejar las siguientes combinaciones binarias de 8 bits con sus valores en base 10 y los</text:span><text:span text:style-name="T43"> </text:span><text:span text:style-name="T13">sistemas en que</text:span><text:span text:style-name="T43"> </text:span><text:span text:style-name="T13">se</text:span><text:span text:style-name="T61"> </text:span><text:span text:style-name="T13">encuentran representadas, justificando</text:span><text:span text:style-name="T62"> </text:span><text:span text:style-name="T13">las respuestas (</text:span><text:span text:style-name="T63">¡si algún valor en</text:span><text:span text:style-name="T44"> </text:span><text:span text:style-name="T63">una</text:span><text:span text:style-name="T39"> </text:span><text:span text:style-name="T63">columna</text:span><text:span text:style-name="T29"> </text:span><text:span text:style-name="T63">no</text:span><text:span text:style-name="T44"> </text:span><text:span text:style-name="T63">puede</text:span><text:span text:style-name="T47"> </text:span><text:span text:style-name="T63">emparejarse</text:span><text:span text:style-name="T44"> </text:span><text:span text:style-name="T63">será</text:span><text:span text:style-name="T23"> </text:span><text:span text:style-name="T63">imprescindible</text:span><text:span text:style-name="T47"> </text:span><text:span text:style-name="T63">indicarlo</text:span><text:span text:style-name="T29"> </text:span><text:span text:style-name="T63">explícitamente!</text:span><text:span text:style-name="T13">).</text:span></text:p>
        </text:list-item>
      </text:list>
      <text:p text:style-name="P72"/>
      <text:p text:style-name="P7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59">Combinación</text:span><text:span text:style-name="T25"> </text:span><text:span text:style-name="T59">binaria</text:span></text:p>
          </table:table-cell>
          <table:table-cell table:style-name="Table2.B1" office:value-type="string">
            <text:p text:style-name="P20"><text:span text:style-name="T59">Número</text:span><text:span text:style-name="T19"> </text:span><text:span text:style-name="T59">en</text:span><text:span text:style-name="T30"> </text:span><text:span text:style-name="T59">base</text:span><text:span text:style-name="T30"> </text:span><text:span text:style-name="T59">10</text:span><text:span text:style-name="T21"> </text:span><text:span text:style-name="T59">y</text:span><text:span text:style-name="T19"> </text:span><text:span text:style-name="T59">sistema</text:span><text:span text:style-name="T16"> </text:span><text:span text:style-name="T59">utilizado</text:span></text:p>
          </table:table-cell>
        </table:table-row>
        <table:table-row table:style-name="Table2.2">
          <table:table-cell table:style-name="Table2.A2" office:value-type="string">
            <text:p text:style-name="P21"><text:span text:style-name="T13">a)</text:span><text:span text:style-name="T38"> </text:span><text:span text:style-name="T13">01100101</text:span></text:p>
          </table:table-cell>
          <table:table-cell table:style-name="Table2.B2" office:value-type="string">
            <text:p text:style-name="Table_20_Paragraph"><text:span text:style-name="T13">1)</text:span><text:span text:style-name="T38"> </text:span><text:span text:style-name="T13">–73</text:span><text:span text:style-name="T28"> </text:span><text:span text:style-name="T13">en</text:span><text:span text:style-name="T18"> </text:span><text:span text:style-name="T13">complemento</text:span><text:span text:style-name="T28"> </text:span><text:span text:style-name="T13">a</text:span><text:span text:style-name="T20"> </text:span><text:span text:style-name="T13">2</text:span></text:p>
          </table:table-cell>
        </table:table-row>
        <table:table-row table:style-name="Table2.3">
          <table:table-cell table:style-name="Table2.A3" office:value-type="string">
            <text:p text:style-name="P23"><text:span text:style-name="T13">b)</text:span><text:span text:style-name="T28"> </text:span><text:span text:style-name="T13">10111001</text:span></text:p>
          </table:table-cell>
          <table:table-cell table:style-name="Table2.B3" office:value-type="string">
            <text:p text:style-name="P1"><text:span text:style-name="T13">2)</text:span><text:span text:style-name="T38"> </text:span><text:span text:style-name="T13">38</text:span><text:span text:style-name="T20"> </text:span><text:span text:style-name="T13">en</text:span><text:span text:style-name="T18"> </text:span><text:span text:style-name="T13">complemento</text:span><text:span text:style-name="T46"> </text:span><text:span text:style-name="T13">a</text:span><text:span text:style-name="T20"> </text:span><text:span text:style-name="T13">1</text:span></text:p>
          </table:table-cell>
        </table:table-row>
        <table:table-row table:style-name="Table2.2">
          <table:table-cell table:style-name="Table2.A3" office:value-type="string">
            <text:p text:style-name="P22"><text:span text:style-name="T13">c)</text:span><text:span text:style-name="T38"> </text:span><text:span text:style-name="T13">11011111</text:span></text:p>
          </table:table-cell>
          <table:table-cell table:style-name="Table2.B3" office:value-type="string">
            <text:p text:style-name="P2"><text:span text:style-name="T13">3)</text:span><text:span text:style-name="T46"> </text:span><text:span text:style-name="T13">30</text:span><text:span text:style-name="T28"> </text:span><text:span text:style-name="T13">en</text:span><text:span text:style-name="T18"> </text:span><text:span text:style-name="T13">módulo</text:span><text:span text:style-name="T28"> </text:span><text:span text:style-name="T13">y</text:span><text:span text:style-name="T43"> </text:span><text:span text:style-name="T13">signo</text:span></text:p>
          </table:table-cell>
        </table:table-row>
        <table:table-row table:style-name="Table2.2">
          <table:table-cell table:style-name="Table2.A3" office:value-type="string">
            <text:p text:style-name="P24"><text:span text:style-name="T13">d)</text:span><text:span text:style-name="T28"> </text:span><text:span text:style-name="T13">01001001</text:span></text:p>
          </table:table-cell>
          <table:table-cell table:style-name="Table2.B3" office:value-type="string">
            <text:p text:style-name="P2"><text:span text:style-name="T13">4)</text:span><text:span text:style-name="T38"> </text:span><text:span text:style-name="T13">–13</text:span><text:span text:style-name="T28"> </text:span><text:span text:style-name="T13">en</text:span><text:span text:style-name="T18"> </text:span><text:span text:style-name="T13">complemento</text:span><text:span text:style-name="T28"> </text:span><text:span text:style-name="T13">a</text:span><text:span text:style-name="T20"> </text:span><text:span text:style-name="T13">2</text:span></text:p>
          </table:table-cell>
        </table:table-row>
        <table:table-row table:style-name="Table2.3">
          <table:table-cell table:style-name="Table2.A3" office:value-type="string">
            <text:p text:style-name="P22"><text:span text:style-name="T13">e)</text:span><text:span text:style-name="T38"> </text:span><text:span text:style-name="T13">00011110</text:span></text:p>
          </table:table-cell>
          <table:table-cell table:style-name="Table2.B3" office:value-type="string">
            <text:p text:style-name="P26"><text:span text:style-name="T13">5)</text:span><text:span text:style-name="T38"> </text:span><text:span text:style-name="T13">101</text:span><text:span text:style-name="T28"> </text:span><text:span text:style-name="T13">en</text:span><text:span text:style-name="T28"> </text:span><text:span text:style-name="T13">binario</text:span><text:span text:style-name="T28"> </text:span><text:span text:style-name="T13">puro</text:span></text:p>
          </table:table-cell>
        </table:table-row>
        <table:table-row table:style-name="Table2.3">
          <table:table-cell table:style-name="Table2.A3" office:value-type="string">
            <text:p text:style-name="P30"><text:span text:style-name="T13">f)</text:span><text:span text:style-name="T28"> </text:span><text:span text:style-name="T13">10010110</text:span></text:p>
          </table:table-cell>
          <table:table-cell table:style-name="Table2.B3" office:value-type="string">
            <text:p text:style-name="P2"><text:span text:style-name="T13">6)</text:span><text:span text:style-name="T46"> </text:span><text:span text:style-name="T13">–95</text:span><text:span text:style-name="T28"> </text:span><text:span text:style-name="T13">en</text:span><text:span text:style-name="T20"> </text:span><text:span text:style-name="T13">módulo</text:span><text:span text:style-name="T28"> </text:span><text:span text:style-name="T13">y</text:span><text:span text:style-name="T28"> </text:span><text:span text:style-name="T13">signo</text:span></text:p>
          </table:table-cell>
        </table:table-row>
        <table:table-row table:style-name="Table2.8">
          <table:table-cell table:style-name="Table2.A3" office:value-type="string">
            <text:p text:style-name="P25"><text:span text:style-name="T13">g)</text:span><text:span text:style-name="T28"> </text:span><text:span text:style-name="T13">00100110</text:span></text:p>
          </table:table-cell>
          <table:table-cell table:style-name="Table2.B3" office:value-type="string">
            <text:p text:style-name="P29"><text:span text:style-name="T13">7)</text:span><text:span text:style-name="T38"> </text:span><text:span text:style-name="T13">–140</text:span><text:span text:style-name="T20"> </text:span><text:span text:style-name="T13">en</text:span><text:span text:style-name="T20"> </text:span><text:span text:style-name="T13">complemento</text:span><text:span text:style-name="T28"> </text:span><text:span text:style-name="T13">a</text:span><text:span text:style-name="T28"> </text:span><text:span text:style-name="T13">1</text:span></text:p>
          </table:table-cell>
        </table:table-row>
        <table:table-row table:style-name="Table2.3">
          <table:table-cell table:style-name="Table2.A3" office:value-type="string">
            <text:p text:style-name="P24"><text:span text:style-name="T13">h)</text:span><text:span text:style-name="T28"> </text:span><text:span text:style-name="T13">11001110</text:span></text:p>
          </table:table-cell>
          <table:table-cell table:style-name="Table2.B3" office:value-type="string">
            <text:p text:style-name="P2"><text:span text:style-name="T13">8)</text:span><text:span text:style-name="T38"> </text:span><text:span text:style-name="T13">–71</text:span><text:span text:style-name="T28"> </text:span><text:span text:style-name="T13">en</text:span><text:span text:style-name="T18"> </text:span><text:span text:style-name="T13">complemento</text:span><text:span text:style-name="T28"> </text:span><text:span text:style-name="T13">a</text:span><text:span text:style-name="T20"> </text:span><text:span text:style-name="T13">2</text:span></text:p>
          </table:table-cell>
        </table:table-row>
        <table:table-row table:style-name="Table2.3">
          <table:table-cell table:style-name="Table2.A3" office:value-type="string">
            <text:p text:style-name="P31"><text:span text:style-name="T13">i)</text:span><text:span text:style-name="T38"> </text:span><text:span text:style-name="T13">01110011</text:span></text:p>
          </table:table-cell>
          <table:table-cell table:style-name="Table2.B3" office:value-type="string">
            <text:p text:style-name="P27"><text:span text:style-name="T13">9)</text:span><text:span text:style-name="T38"> </text:span><text:span text:style-name="T13">–49</text:span><text:span text:style-name="T38"> </text:span><text:span text:style-name="T13">en</text:span><text:span text:style-name="T18"> </text:span><text:span text:style-name="T13">complemento</text:span><text:span text:style-name="T38"> </text:span><text:span text:style-name="T13">a</text:span><text:span text:style-name="T20"> </text:span><text:span text:style-name="T13">1</text:span></text:p>
          </table:table-cell>
        </table:table-row>
        <table:table-row table:style-name="Table2.8">
          <table:table-cell table:style-name="Table2.A3" office:value-type="string">
            <text:p text:style-name="P32"><text:span text:style-name="T13">j)</text:span><text:span text:style-name="T38"> </text:span><text:span text:style-name="T13">11110011</text:span></text:p>
          </table:table-cell>
          <table:table-cell table:style-name="Table2.B3" office:value-type="string">
            <text:p text:style-name="P28"><text:span text:style-name="T13">10)</text:span><text:span text:style-name="T43"> </text:span><text:span text:style-name="T13">–22</text:span><text:span text:style-name="T18"> </text:span><text:span text:style-name="T13">en</text:span><text:span text:style-name="T20"> </text:span><text:span text:style-name="T13">binario</text:span><text:span text:style-name="T20"> </text:span><text:span text:style-name="T13">puro</text:span></text:p>
          </table:table-cell>
        </table:table-row>
      </table:table>
      <text:p text:style-name="P86"/>
      <text:list xml:id="list201155831253726" text:continue-numbering="true" text:style-name="WWNum1">
        <text:list-item>
          <text:p text:style-name="P58"><text:soft-page-break/><text:span text:style-name="T60">Sumar</text:span><text:span text:style-name="T17"> </text:span><text:span text:style-name="T60">los</text:span><text:span text:style-name="T22"> </text:span><text:span text:style-name="T60">siguientes</text:span><text:span text:style-name="T40"> </text:span><text:span text:style-name="T60">números</text:span><text:span text:style-name="T17"> </text:span><text:span text:style-name="T60">binarios,</text:span><text:span text:style-name="T26"> </text:span><text:span text:style-name="T60">mostrando</text:span><text:span text:style-name="T26"> </text:span><text:span text:style-name="T60">todos</text:span><text:span text:style-name="T17"> </text:span><text:span text:style-name="T60">los</text:span><text:span text:style-name="T17"> </text:span><text:span text:style-name="T60">acarreos:</text:span><text:span text:style-name="T41"> </text:span><text:span text:style-name="T13">110101+11001</text:span></text:p>
        </text:list-item>
      </text:list>
      <text:p text:style-name="P100">101110+100101</text:p>
      <text:p text:style-name="P78"/>
      <text:list xml:id="list201157130506203" text:continue-numbering="true" text:style-name="WWNum1">
        <text:list-item>
          <text:p text:style-name="P46"><text:span text:style-name="T13">Determinar</text:span><text:span text:style-name="T65"> </text:span><text:span text:style-name="T13">en</text:span><text:span text:style-name="T34"> </text:span><text:span text:style-name="T13">cuáles</text:span><text:span text:style-name="T65"> </text:span><text:span text:style-name="T13">de</text:span><text:span text:style-name="T27"> </text:span><text:span text:style-name="T13">las</text:span><text:span text:style-name="T34"> </text:span><text:span text:style-name="T13">siguientes</text:span><text:span text:style-name="T65"> </text:span><text:span text:style-name="T13">operaciones</text:span><text:span text:style-name="T27"> </text:span><text:span text:style-name="T13">(con</text:span><text:span text:style-name="T34"> </text:span><text:span text:style-name="T13">operandos</text:span><text:span text:style-name="T65"> </text:span><text:span text:style-name="T13">representados</text:span><text:span text:style-name="T27"> </text:span><text:span text:style-name="T13">en</text:span><text:span text:style-name="T34"> </text:span><text:span text:style-name="T13">Ca2</text:span><text:span text:style-name="T65"> </text:span><text:span text:style-name="T13">de</text:span><text:span text:style-name="T65"> </text:span><text:span text:style-name="T13">4</text:span><text:span text:style-name="T43"> </text:span><text:span text:style-name="T13">bits),</text:span><text:span text:style-name="T38"> </text:span><text:span text:style-name="T13">el</text:span><text:span text:style-name="T28"> </text:span><text:span text:style-name="T13">resultado</text:span><text:span text:style-name="T28"> </text:span><text:span text:style-name="T13">no</text:span><text:span text:style-name="T18"> </text:span><text:span text:style-name="T13">es</text:span><text:span text:style-name="T28"> </text:span><text:span text:style-name="T13">correctamente</text:span><text:span text:style-name="T15"> </text:span><text:span text:style-name="T13">representable,</text:span><text:span text:style-name="T28"> </text:span><text:span text:style-name="T13">es</text:span><text:span text:style-name="T38"> </text:span><text:span text:style-name="T13">decir,</text:span><text:span text:style-name="T28"> </text:span><text:span text:style-name="T13">se</text:span><text:span text:style-name="T28"> </text:span><text:span text:style-name="T13">produce</text:span><text:span text:style-name="T38"> </text:span><text:span text:style-name="T13">desbordamiento:</text:span></text:p>
        </text:list-item>
      </text:list>
      <text:p text:style-name="P100">0110+0101</text:p>
      <text:p text:style-name="P101">0000-1111</text:p>
      <text:p text:style-name="P102">1001-1011</text:p>
      <text:p text:style-name="P103">0100-1110</text:p>
      <text:p text:style-name="P101">1001+1111</text:p>
      <text:p text:style-name="P102">0000+1111</text:p>
      <text:p text:style-name="P79"/>
      <text:list xml:id="list201155458205203" text:continue-numbering="true" text:style-name="WWNum1">
        <text:list-item>
          <text:p text:style-name="P34"><text:span text:style-name="T13">Establecer</text:span><text:span text:style-name="T20"> </text:span><text:span text:style-name="T13">una</text:span><text:span text:style-name="T20"> </text:span><text:span text:style-name="T13">regla</text:span><text:span text:style-name="T20"> </text:span><text:span text:style-name="T13">de</text:span><text:span text:style-name="T28"> </text:span><text:span text:style-name="T13">desbordamiento</text:span><text:span text:style-name="T15"> </text:span><text:span text:style-name="T13">para</text:span><text:span text:style-name="T28"> </text:span><text:span text:style-name="T13">la</text:span><text:span text:style-name="T20"> </text:span><text:span text:style-name="T13">suma</text:span><text:span text:style-name="T18"> </text:span><text:span text:style-name="T13">de</text:span><text:span text:style-name="T20"> </text:span><text:span text:style-name="T13">números</text:span><text:span text:style-name="T18"> </text:span><text:span text:style-name="T13">enteros</text:span><text:span text:style-name="T20"> </text:span><text:span text:style-name="T13">en</text:span><text:span text:style-name="T15"> </text:span><text:span text:style-name="T13">Ca2.</text:span></text:p>
        </text:list-item>
      </text:list>
      <text:p text:style-name="P78"/>
      <text:list xml:id="list201155855412523" text:continue-numbering="true" text:style-name="WWNum1">
        <text:list-item>
          <text:p text:style-name="P45"><text:span text:style-name="T13">Utilizando</text:span><text:span text:style-name="T69"> </text:span><text:span text:style-name="T13">la</text:span><text:span text:style-name="T70"> </text:span><text:span text:style-name="T13">aritmética</text:span><text:span text:style-name="T71"> </text:span><text:span text:style-name="T13">binaria</text:span><text:span text:style-name="T69"> </text:span><text:span text:style-name="T13">y</text:span><text:span text:style-name="T70"> </text:span><text:span text:style-name="T13">habiendo</text:span><text:span text:style-name="T72"> </text:span><text:span text:style-name="T13">convertido</text:span><text:span text:style-name="T70"> </text:span><text:span text:style-name="T13">previamente</text:span><text:span text:style-name="T69"> </text:span><text:span text:style-name="T13">a</text:span><text:span text:style-name="T70"> </text:span><text:span text:style-name="T13">binario</text:span><text:span text:style-name="T69"> </text:span><text:span text:style-name="T13">los</text:span><text:span text:style-name="T70"> </text:span><text:span text:style-name="T13">operandos,</text:span><text:span text:style-name="T43"> </text:span><text:span text:style-name="T13">realizar</text:span><text:span text:style-name="T45"> </text:span><text:span text:style-name="T13">las</text:span><text:span text:style-name="T45"> </text:span><text:span text:style-name="T13">siguientes</text:span><text:span text:style-name="T45"> </text:span><text:span text:style-name="T13">operaciones:</text:span></text:p>
        </text:list-item>
      </text:list>
      <text:p text:style-name="P104">a.<text:span text:style-name="T117"> </text:span>(6)<text:span text:style-name="T81">10</text:span><text:span text:style-name="T104"> </text:span><text:span text:style-name="T83">+</text:span><text:span text:style-name="T105"> </text:span><text:span text:style-name="T83">(2)</text:span><text:span text:style-name="T81">10</text:span></text:p>
      <text:p text:style-name="P88">b.<text:span text:style-name="T118"> </text:span>(9)<text:span text:style-name="T81">10</text:span><text:span text:style-name="T106"> </text:span><text:span text:style-name="T83">-</text:span><text:span text:style-name="T105"> </text:span><text:span text:style-name="T83">(7)</text:span><text:span text:style-name="T81">10</text:span></text:p>
      <text:p text:style-name="P69"/>
      <text:p text:style-name="P77"/>
      <text:list xml:id="list201155406956569" text:continue-numbering="true" text:style-name="WWNum1">
        <text:list-item>
          <text:p text:style-name="P36"><text:span text:style-name="T13">Responder</text:span><text:span text:style-name="T15"> </text:span><text:span text:style-name="T13">razonadamente</text:span><text:span text:style-name="T15"> </text:span><text:span text:style-name="T13">a</text:span><text:span text:style-name="T15"> </text:span><text:span text:style-name="T13">las</text:span><text:span text:style-name="T24"> </text:span><text:span text:style-name="T13">siguientes</text:span><text:span text:style-name="T18"> </text:span><text:span text:style-name="T13">preguntas:</text:span></text:p>
          <text:list>
            <text:list-item>
              <text:p text:style-name="P59"><text:span text:style-name="T13">¿Cómo</text:span><text:span text:style-name="T58"> </text:span><text:span text:style-name="T13">se</text:span><text:span text:style-name="T58"> </text:span><text:span text:style-name="T13">puede</text:span><text:span text:style-name="T58"> </text:span><text:span text:style-name="T13">convertir</text:span><text:span text:style-name="T31"> </text:span><text:span text:style-name="T13">un</text:span><text:span text:style-name="T58"> </text:span><text:span text:style-name="T13">número</text:span><text:span text:style-name="T42"> </text:span><text:span text:style-name="T13">en</text:span><text:span text:style-name="T58"> </text:span><text:span text:style-name="T13">complemento</text:span><text:span text:style-name="T58"> </text:span><text:span text:style-name="T13">a</text:span><text:span text:style-name="T31"> </text:span><text:span text:style-name="T13">2</text:span><text:span text:style-name="T58"> </text:span><text:span text:style-name="T13">a</text:span><text:span text:style-name="T58"> </text:span><text:span text:style-name="T13">su</text:span><text:span text:style-name="T58"> </text:span><text:span text:style-name="T13">representación</text:span><text:span text:style-name="T58"> </text:span><text:span text:style-name="T13">en</text:span><text:span text:style-name="T35"> </text:span><text:span text:style-name="T13">complemento</text:span><text:span text:style-name="T46"> </text:span><text:span text:style-name="T13">a</text:span><text:span text:style-name="T45"> </text:span><text:span text:style-name="T13">1?</text:span></text:p>
            </text:list-item>
            <text:list-item>
              <text:p text:style-name="P60"><text:span text:style-name="T13">¿Cómo</text:span><text:span text:style-name="T58"> </text:span><text:span text:style-name="T13">se</text:span><text:span text:style-name="T58"> </text:span><text:span text:style-name="T13">puede</text:span><text:span text:style-name="T58"> </text:span><text:span text:style-name="T13">convertir</text:span><text:span text:style-name="T31"> </text:span><text:span text:style-name="T13">un</text:span><text:span text:style-name="T58"> </text:span><text:span text:style-name="T13">número</text:span><text:span text:style-name="T42"> </text:span><text:span text:style-name="T13">en</text:span><text:span text:style-name="T58"> </text:span><text:span text:style-name="T13">complemento</text:span><text:span text:style-name="T58"> </text:span><text:span text:style-name="T13">a</text:span><text:span text:style-name="T31"> </text:span><text:span text:style-name="T13">1</text:span><text:span text:style-name="T58"> </text:span><text:span text:style-name="T13">a</text:span><text:span text:style-name="T58"> </text:span><text:span text:style-name="T13">su</text:span><text:span text:style-name="T58"> </text:span><text:span text:style-name="T13">representación</text:span><text:span text:style-name="T58"> </text:span><text:span text:style-name="T13">en</text:span><text:span text:style-name="T35"> </text:span><text:span text:style-name="T13">complemento</text:span><text:span text:style-name="T46"> </text:span><text:span text:style-name="T13">a</text:span><text:span text:style-name="T45"> </text:span><text:span text:style-name="T13">2?</text:span></text:p>
            </text:list-item>
            <text:list-item>
              <text:p text:style-name="P61"><text:span text:style-name="T13">¿Cómo</text:span><text:span text:style-name="T31"> </text:span><text:span text:style-name="T13">se</text:span><text:span text:style-name="T34"> </text:span><text:span text:style-name="T13">puede</text:span><text:span text:style-name="T34"> </text:span><text:span text:style-name="T13">convertir</text:span><text:span text:style-name="T34"> </text:span><text:span text:style-name="T13">un</text:span><text:span text:style-name="T34"> </text:span><text:span text:style-name="T13">número</text:span><text:span text:style-name="T31"> </text:span><text:span text:style-name="T13">en</text:span><text:span text:style-name="T32"> </text:span><text:span text:style-name="T13">complemento</text:span><text:span text:style-name="T31"> </text:span><text:span text:style-name="T13">a</text:span><text:span text:style-name="T34"> </text:span><text:span text:style-name="T13">2</text:span><text:span text:style-name="T33"> </text:span><text:span text:style-name="T13">a</text:span><text:span text:style-name="T34"> </text:span><text:span text:style-name="T13">su</text:span><text:span text:style-name="T31"> </text:span><text:span text:style-name="T13">representación</text:span><text:span text:style-name="T31"> </text:span><text:span text:style-name="T13">en</text:span><text:span text:style-name="T31"> </text:span><text:span text:style-name="T13">módulo</text:span><text:span text:style-name="T41"> </text:span><text:span text:style-name="T13">y</text:span><text:span text:style-name="T46"> </text:span><text:span text:style-name="T13">signo?</text:span></text:p>
            </text:list-item>
            <text:list-item>
              <text:p text:style-name="P62"><text:span text:style-name="T13">¿Cómo</text:span><text:span text:style-name="T71"> </text:span><text:span text:style-name="T13">se</text:span><text:span text:style-name="T73"> </text:span><text:span text:style-name="T13">puede</text:span><text:span text:style-name="T73"> </text:span><text:span text:style-name="T13">convertir</text:span><text:span text:style-name="T71"> </text:span><text:span text:style-name="T13">un</text:span><text:span text:style-name="T73"> </text:span><text:span text:style-name="T13">número</text:span><text:span text:style-name="T71"> </text:span><text:span text:style-name="T13">en</text:span><text:span text:style-name="T71"> </text:span><text:span text:style-name="T13">módulo</text:span><text:span text:style-name="T73"> </text:span><text:span text:style-name="T13">y</text:span><text:span text:style-name="T71"> </text:span><text:span text:style-name="T13">signo</text:span><text:span text:style-name="T71"> </text:span><text:span text:style-name="T13">a</text:span><text:span text:style-name="T73"> </text:span><text:span text:style-name="T13">su</text:span><text:span text:style-name="T71"> </text:span><text:span text:style-name="T13">representación</text:span><text:span text:style-name="T71"> </text:span><text:span text:style-name="T13">en</text:span><text:span text:style-name="T43"> </text:span><text:span text:style-name="T13">complemento</text:span><text:span text:style-name="T46"> </text:span><text:span text:style-name="T13">a</text:span><text:span text:style-name="T45"> </text:span><text:span text:style-name="T13">2?</text:span></text:p>
            </text:list-item>
          </text:list>
        </text:list-item>
      </text:list>
      <text:p text:style-name="P83"/>
      <text:list xml:id="list201156025356700" text:continue-numbering="true" text:style-name="WWNum1">
        <text:list-item>
          <text:p text:style-name="P63"><text:span text:style-name="T13">Calcular</text:span><text:span text:style-name="T61"> </text:span><text:span text:style-name="T13">la resta binaria 110101 - 100110. Posteriormente convertir al sistema decimal los</text:span><text:span text:style-name="T43"> </text:span><text:span text:style-name="T13">datos</text:span><text:span text:style-name="T74"> </text:span><text:span text:style-name="T13">y</text:span><text:span text:style-name="T38"> </text:span><text:span text:style-name="T13">el</text:span><text:span text:style-name="T46"> </text:span><text:span text:style-name="T13">resultado.</text:span><text:span text:style-name="T45"> </text:span><text:span text:style-name="T13">Comprobar</text:span><text:span text:style-name="T45"> </text:span><text:span text:style-name="T13">que la resta</text:span><text:span text:style-name="T46"> </text:span><text:span text:style-name="T13">es</text:span><text:span text:style-name="T46"> </text:span><text:span text:style-name="T13">correcta.</text:span></text:p>
        </text:list-item>
      </text:list>
      <text:p text:style-name="P81"/>
      <text:list xml:id="list201155341388424" text:continue-numbering="true" text:style-name="WWNum1">
        <text:list-item>
          <text:p text:style-name="P52"><text:span text:style-name="T13">Calcular la suma haxadecimal AB5 + 9F2. Convertir datos y resultado en sus equivalentes</text:span><text:span text:style-name="T43"> </text:span><text:span text:style-name="T13">decimales</text:span><text:span text:style-name="T45"> </text:span><text:span text:style-name="T13">y</text:span><text:span text:style-name="T38"> </text:span><text:span text:style-name="T13">comprobar</text:span><text:span text:style-name="T45"> </text:span><text:span text:style-name="T13">que la suma</text:span><text:span text:style-name="T46"> </text:span><text:span text:style-name="T13">es correcta.</text:span></text:p>
        </text:list-item>
      </text:list>
      <text:p text:style-name="P79"/>
      <text:list xml:id="list201155661967648" text:continue-numbering="true" text:style-name="WWNum1">
        <text:list-item>
          <text:p text:style-name="P57"><text:span text:style-name="T13">Convertir al sistema binario y multiplicar 31B * 2A. Indicar el resultado en hexadecimal.</text:span><text:span text:style-name="T43"> </text:span><text:span text:style-name="T13">Posteriormente</text:span><text:span text:style-name="T58"> </text:span><text:span text:style-name="T13">convertir</text:span><text:span text:style-name="T58"> </text:span><text:span text:style-name="T13">datos</text:span><text:span text:style-name="T58"> </text:span><text:span text:style-name="T13">y</text:span><text:span text:style-name="T58"> </text:span><text:span text:style-name="T13">resultado</text:span><text:span text:style-name="T58"> </text:span><text:span text:style-name="T13">de</text:span><text:span text:style-name="T31"> </text:span><text:span text:style-name="T13">base</text:span><text:span text:style-name="T33"> </text:span><text:span text:style-name="T13">16</text:span><text:span text:style-name="T58"> </text:span><text:span text:style-name="T13">a</text:span><text:span text:style-name="T31"> </text:span><text:span text:style-name="T13">base</text:span><text:span text:style-name="T31"> </text:span><text:span text:style-name="T13">10</text:span><text:span text:style-name="T42"> </text:span><text:span text:style-name="T13">mediante</text:span><text:span text:style-name="T58"> </text:span><text:span text:style-name="T13">el</text:span><text:span text:style-name="T75"> </text:span><text:span text:style-name="T13">método</text:span><text:span text:style-name="T31"> </text:span><text:span text:style-name="T13">de</text:span><text:span text:style-name="T58"> </text:span><text:span text:style-name="T13">suma</text:span><text:span text:style-name="T76"> </text:span><text:span text:style-name="T13">de series y</text:span><text:span text:style-name="T46"> </text:span><text:span text:style-name="T13">comprobar</text:span><text:span text:style-name="T45"> </text:span><text:span text:style-name="T13">el resultado.</text:span></text:p>
        </text:list-item>
      </text:list>
      <text:p text:style-name="P81"/>
      <text:list xml:id="list201155036026537" text:continue-numbering="true" text:style-name="WWNum1">
        <text:list-item>
          <text:p text:style-name="P34"><text:span text:style-name="T13">Convertir</text:span><text:span text:style-name="T18"> </text:span><text:span text:style-name="T13">a</text:span><text:span text:style-name="T38"> </text:span><text:span text:style-name="T13">binario</text:span><text:span text:style-name="T38"> </text:span><text:span text:style-name="T13">y</text:span><text:span text:style-name="T15"> </text:span><text:span text:style-name="T13">calcular</text:span><text:span text:style-name="T28"> </text:span><text:span text:style-name="T13">la</text:span><text:span text:style-name="T46"> </text:span><text:span text:style-name="T13">división</text:span><text:span text:style-name="T18"> </text:span><text:span text:style-name="T13">33390</text:span><text:span text:style-name="T18"> </text:span><text:span text:style-name="T13">/</text:span><text:span text:style-name="T20"> </text:span><text:span text:style-name="T13">42</text:span><text:span text:style-name="T18"> </text:span><text:span text:style-name="T13">(ejercicio</text:span><text:span text:style-name="T18"> </text:span><text:span text:style-name="T13">largo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863cm" fo:margin-right="0cm" fo:text-indent="0cm" style:auto-text-indent="false"/>
      <style:text-properties style:font-name="Times New Roman" fo:font-family="'Times New Roman'" style:font-family-generic="roman" style:font-pitch="variable" fo:font-size="11.5pt" fo:language="es" fo:country="ES" style:font-name-asian="Times New Roman1" style:font-family-asian="'Times New Roman'" style:font-family-generic-asian="system" style:font-pitch-asian="variable" style:font-size-asian="11.5pt" style:language-asian="en" style:country-asian="US" style:font-name-complex="Times New Roman1" style:font-family-complex="'Times New Roman'" style:font-family-generic-complex="system" style:font-pitch-complex="variable" style:font-size-complex="11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left="2.91cm" fo:margin-right="3.082cm" fo:margin-top="0.005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.5pt" fo:language="es" fo:country="ES" fo:font-weight="bold" style:font-name-asian="Times New Roman1" style:font-family-asian="'Times New Roman'" style:font-family-generic-asian="system" style:font-pitch-asian="variable" style:font-size-asian="11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.5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63cm" fo:margin-right="0cm" fo:text-indent="-0.619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1.064cm" fo:margin-right="0cm" fo:line-height="0.439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1.5pt" fo:language="es" fo:country="ES" style:font-name-asian="Times New Roman1" style:font-family-asian="'Times New Roman'" style:font-family-generic-asian="system" style:font-pitch-asian="variable" style:font-size-asian="11.5pt" style:language-asian="en" style:country-asian="US" style:font-name-complex="Times New Roman1" style:font-family-complex="'Times New Roman'" style:font-family-generic-complex="system" style:font-pitch-complex="variable" style:font-size-complex="11.5pt" style:language-complex="ar" style:country-complex="SA" style:text-scale="101%"/>
    </style:style>
    <style:style style:name="ListLabel_20_2" style:display-name="ListLabel 2" style:family="text">
      <style:text-properties fo:font-size="11.5pt" fo:language="es" fo:country="ES" style:font-name-asian="Times New Roman1" style:font-family-asian="'Times New Roman'" style:font-family-generic-asian="system" style:font-pitch-asian="variable" style:font-size-asian="11.5pt" style:language-asian="en" style:country-asian="US" style:font-name-complex="Times New Roman1" style:font-family-complex="'Times New Roman'" style:font-family-generic-complex="system" style:font-pitch-complex="variable" style:font-size-complex="11.5pt" style:language-complex="ar" style:country-complex="SA" style:text-scale="101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17cm" fo:margin-left="0.863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19cm" fo:margin-left="1.48cm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19cm" fo:margin-left="1.482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19cm" fo:margin-left="1.566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19cm" fo:margin-left="1.653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19cm" fo:margin-left="1.739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19cm" fo:margin-left="1.826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19cm" fo:margin-left="1.91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19cm" fo:margin-left="1.9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23cm" fo:margin-bottom="0cm" loext:contextual-spacing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.822cm" fo:margin-bottom="2.616cm" fo:margin-left="2.187cm" fo:margin-right="2.0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7cm" fo:margin-left="0cm" fo:margin-right="0cm" fo:margin-top="0.24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22cm" fo:margin-bottom="2.963cm" fo:margin-left="2.187cm" fo:margin-right="2.0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822cm" fo:margin-bottom="2.616cm" fo:margin-left="2.187cm" fo:margin-right="2.011cm" style:writing-mode="lr-tb" style:layout-grid-color="#c0c0c0" style:layout-grid-lines="239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7cm" fo:margin-left="0cm" fo:margin-right="0cm" fo:margin-top="0.247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text:anchor-type="char" svg:x="10.289cm" svg:y="26.7cm" svg:width="0.418cm" svg:height="0.527cm" draw:z-index="1"><draw:text-box><text:p text:style-name="MP2"><text:page-number text:select-page="current">2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frame draw:style-name="Mfr1" text:anchor-type="char" svg:x="10.289cm" svg:y="26.7cm" svg:width="0.418cm" svg:height="0.527cm" draw:z-index="0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>
      <style:footer>
        <text:p text:style-name="MP1"><draw:frame draw:style-name="Mfr1" text:anchor-type="char" svg:x="10.289cm" svg:y="26.7cm" svg:width="0.418cm" svg:height="0.527cm" draw:z-index="2"><draw:text-box><text:p text:style-name="MP2"><text:page-number text:select-page="current">3</text:page-number></text:p></draw:text-box></draw:frame></text:p>
      </style:footer>
    </style:master-page>
    <style:master-page style:name="Converted3" style:page-layout-name="Mpm3">
      <style:footer>
        <text:p text:style-name="MP1"><draw:frame draw:style-name="Mfr1" text:anchor-type="char" svg:x="10.289cm" svg:y="26.7cm" svg:width="0.418cm" svg:height="0.527cm" draw:z-index="0"><draw:text-box><text:p text:style-name="MP2"><text:page-number text:select-page="current">4</text:page-number></text:p></draw:text-box></draw:frame></text:p>
      </style:footer>
    </style:master-page>
    <style:master-page style:name="Converted4" style:page-layout-name="Mpm3">
      <style:footer>
        <text:p text:style-name="MP1"><draw:frame draw:style-name="Mfr1" text:anchor-type="char" svg:x="10.289cm" svg:y="26.7cm" svg:width="0.418cm" svg:height="0.527cm" draw:z-index="0"><draw:text-box><text:p text:style-name="MP2"><text:page-number text:select-page="current">4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conde</meta:initial-creator>
    <dc:title>Microsoft Word - Tema02-ejercicios</dc:title>
    <meta:creation-date>2022-10-10T18:04:34</meta:creation-date>
    <dc:date>2022-10-10T20:11:54.765787154</dc:date>
    <meta:editing-duration>PT7M17S</meta:editing-duration>
    <meta:generator>LibreOffice/6.4.7.2$Linux_X86_64 LibreOffice_project/40$Build-2</meta:generator>
    <dc:creator>belay </dc:creator>
    <meta:editing-cycles>1</meta:editing-cycles>
    <meta:document-statistic meta:table-count="2" meta:image-count="0" meta:object-count="0" meta:page-count="3" meta:paragraph-count="130" meta:word-count="857" meta:character-count="4840" meta:non-whitespace-character-count="4124"/>
    <meta:user-defined meta:name="AppVersion">12.0000</meta:user-defined>
    <meta:user-defined meta:name="Created" meta:value-type="date">2012-09-19T00:00:00</meta:user-defined>
    <meta:user-defined meta:name="Creator">PScript5.dll Version 5.2.2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0-1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